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FR"/>
    </style:style>
    <style:style style:name="P12" style:parent-style-name="TableContents" style:family="paragraph">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FR"/>
    </style:style>
    <style:style style:name="P18" style:parent-style-name="enum" style:family="paragraph">
      <style:paragraph-properties fo:text-align="justify"/>
      <style:text-properties fo:language="fr" fo:country="FR"/>
    </style:style>
    <style:style style:name="P19" style:parent-style-name="enum" style:family="paragraph">
      <style:paragraph-properties fo:text-align="justify"/>
    </style:style>
    <style:style style:name="T20" style:parent-style-name="Policepardéfaut" style:family="text">
      <style:text-properties fo:language="fr" fo:country="FR"/>
    </style:style>
    <style:style style:name="T21" style:parent-style-name="Policepardéfaut" style:family="text">
      <style:text-properties fo:language="fr" fo:country="FR"/>
    </style:style>
    <style:style style:name="T22" style:parent-style-name="Policepardéfaut" style:family="text">
      <style:text-properties fo:font-style="italic" style:font-style-asian="italic" style:font-style-complex="italic" fo:language="fr" fo:country="FR"/>
    </style:style>
    <style:style style:name="T23" style:parent-style-name="Policepardéfaut" style:family="text">
      <style:text-properties fo:language="fr" fo:country="FR"/>
    </style:style>
    <style:style style:name="P24" style:parent-style-name="enum" style:family="paragraph">
      <style:paragraph-properties fo:text-align="justify"/>
      <style:text-properties fo:language="fr" fo:country="FR"/>
    </style:style>
    <style:style style:name="P25" style:parent-style-name="enum" style:family="paragraph">
      <style:paragraph-properties fo:text-align="justify"/>
      <style:text-properties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style>
    <style:style style:name="T28" style:parent-style-name="Policepardéfaut" style:family="text">
      <style:text-properties fo:language="fr" fo:country="FR"/>
    </style:style>
    <style:style style:name="T29" style:parent-style-name="Policepardéfaut" style:family="text">
      <style:text-properties fo:font-style="italic" style:font-style-asian="italic" style:font-style-complex="italic" fo:language="fr" fo:country="FR"/>
    </style:style>
    <style:style style:name="T30" style:parent-style-name="Policepardéfaut" style:family="text">
      <style:text-properties fo:language="fr" fo:country="FR"/>
    </style:style>
    <style:style style:name="P31" style:parent-style-name="enum" style:family="paragraph">
      <style:paragraph-properties fo:text-align="justify"/>
    </style:style>
    <style:style style:name="T32" style:parent-style-name="Policepardéfaut" style:family="text">
      <style:text-properties fo:language="fr" fo:country="FR"/>
    </style:style>
    <style:style style:name="T33" style:parent-style-name="Policepardéfaut" style:family="text">
      <style:text-properties fo:font-style="italic" style:font-style-asian="italic" style:font-style-complex="italic" fo:language="fr" fo:country="FR"/>
    </style:style>
    <style:style style:name="T34" style:parent-style-name="Policepardéfaut" style:family="text">
      <style:text-properties fo:language="fr" fo:country="FR"/>
    </style:style>
    <style:style style:name="P35" style:parent-style-name="enum" style:family="paragraph">
      <style:paragraph-properties fo:text-align="justify"/>
      <style:text-properties fo:language="fr" fo:country="FR"/>
    </style:style>
    <style:style style:name="P36" style:parent-style-name="enum" style:family="paragraph">
      <style:paragraph-properties fo:text-align="justify"/>
    </style:style>
    <style:style style:name="T37" style:parent-style-name="Policepardéfaut" style:family="text">
      <style:text-properties fo:language="fr" fo:country="FR"/>
    </style:style>
    <style:style style:name="T38" style:parent-style-name="Policepardéfaut" style:family="text">
      <style:text-properties fo:language="fr" fo:country="FR"/>
    </style:style>
    <style:style style:name="T39" style:parent-style-name="Policepardéfaut" style:family="text">
      <style:text-properties fo:font-style="italic" style:font-style-asian="italic" style:font-style-complex="italic" fo:language="fr" fo:country="FR"/>
    </style:style>
    <style:style style:name="T40" style:parent-style-name="Policepardéfaut" style:family="text">
      <style:text-properties fo:language="fr" fo:country="FR"/>
    </style:style>
    <style:style style:name="P41" style:parent-style-name="Textbody" style:family="paragraph">
      <style:paragraph-properties fo:text-align="justify"/>
      <style:text-properties fo:language="fr" fo:country="FR"/>
    </style:style>
    <style:style style:name="P42" style:parent-style-name="Titre1" style:family="paragraph">
      <style:text-properties fo:language="fr" fo:country="FR"/>
    </style:style>
    <style:style style:name="P43" style:parent-style-name="Standard" style:family="paragraph">
      <style:paragraph-properties fo:text-align="justify"/>
      <style:text-properties fo:language="fr" fo:country="FR"/>
    </style:style>
    <style:style style:name="P44" style:parent-style-name="Standard" style:family="paragraph">
      <style:paragraph-properties fo:text-align="justify"/>
      <style:text-properties fo:language="fr" fo:country="FR"/>
    </style:style>
    <style:style style:name="P45" style:parent-style-name="Standard" style:family="paragraph">
      <style:paragraph-properties fo:text-align="justify"/>
      <style:text-properties fo:language="fr" fo:country="FR"/>
    </style:style>
    <style:style style:name="P46" style:parent-style-name="Standard" style:family="paragraph">
      <style:paragraph-properties fo:text-align="justify"/>
      <style:text-properties fo:language="fr" fo:country="FR"/>
    </style:style>
    <style:style style:name="P47" style:parent-style-name="Standard" style:family="paragraph">
      <style:paragraph-properties fo:text-align="justify"/>
    </style:style>
    <style:style style:name="T48" style:parent-style-name="Policepardéfaut" style:family="text">
      <style:text-properties fo:language="fr" fo:country="FR"/>
    </style:style>
    <style:style style:name="P49" style:parent-style-name="Standard" style:family="paragraph">
      <style:paragraph-properties fo:text-align="justify"/>
      <style:text-properties fo:language="fr" fo:country="FR"/>
    </style:style>
    <style:style style:name="P50" style:parent-style-name="Standard" style:family="paragraph">
      <style:paragraph-properties fo:text-align="justify"/>
      <style:text-properties fo:language="fr" fo:country="FR"/>
    </style:style>
    <style:style style:name="P51" style:parent-style-name="Standard" style:family="paragraph">
      <style:paragraph-properties fo:text-align="justify"/>
      <style:text-properties fo:language="fr" fo:country="FR"/>
    </style:style>
    <style:style style:name="P52" style:parent-style-name="Standard" style:family="paragraph">
      <style:paragraph-properties fo:text-align="justify"/>
    </style:style>
    <style:style style:name="T53" style:parent-style-name="Policepardéfaut" style:family="text">
      <style:text-properties fo:language="fr" fo:country="FR"/>
    </style:style>
    <style:style style:name="T54" style:parent-style-name="Policepardéfaut" style:family="text">
      <style:text-properties fo:font-style="italic" style:font-style-asian="italic" style:font-style-complex="italic" fo:language="fr" fo:country="FR"/>
    </style:style>
    <style:style style:name="T55" style:parent-style-name="Policepardéfaut" style:family="text">
      <style:text-properties fo:language="fr" fo:country="FR"/>
    </style:style>
    <style:style style:name="T56" style:parent-style-name="Policepardéfaut" style:family="text">
      <style:text-properties fo:font-style="italic" style:font-style-asian="italic" style:font-style-complex="italic" fo:language="fr" fo:country="FR"/>
    </style:style>
    <style:style style:name="T57" style:parent-style-name="Policepardéfaut" style:family="text">
      <style:text-properties fo:font-style="italic" style:font-style-asian="italic" style:font-style-complex="italic" style:text-position="sub 66.6%" fo:language="fr" fo:country="FR"/>
    </style:style>
    <style:style style:name="T58" style:parent-style-name="Policepardéfaut" style:family="text">
      <style:text-properties fo:font-style="italic" style:font-style-asian="italic" style:font-style-complex="italic" fo:language="fr" fo:country="FR"/>
    </style:style>
    <style:style style:name="T59" style:parent-style-name="Policepardéfaut" style:family="text">
      <style:text-properties fo:font-style="italic" style:font-style-asian="italic" style:font-style-complex="italic" style:text-position="sub 66.6%" fo:language="fr" fo:country="FR"/>
    </style:style>
    <style:style style:name="T60" style:parent-style-name="Policepardéfaut" style:family="text">
      <style:text-properties fo:font-style="italic" style:font-style-asian="italic" style:font-style-complex="italic" fo:language="fr" fo:country="FR"/>
    </style:style>
    <style:style style:name="T61" style:parent-style-name="Policepardéfaut" style:family="text">
      <style:text-properties fo:font-style="italic" style:font-style-asian="italic" style:font-style-complex="italic" style:text-position="sub 66.6%" fo:language="fr" fo:country="FR"/>
    </style:style>
    <style:style style:name="T62" style:parent-style-name="Policepardéfaut" style:family="text">
      <style:text-properties fo:language="fr" fo:country="FR"/>
    </style:style>
    <style:style style:name="T63" style:parent-style-name="Policepardéfaut" style:family="text">
      <style:text-properties fo:language="fr" fo:country="FR"/>
    </style:style>
    <style:style style:name="T64" style:parent-style-name="Policepardéfaut" style:family="text">
      <style:text-properties fo:font-style="italic" style:font-style-asian="italic" style:font-style-complex="italic" fo:language="fr" fo:country="FR"/>
    </style:style>
    <style:style style:name="T65" style:parent-style-name="Policepardéfaut" style:family="text">
      <style:text-properties fo:language="fr" fo:country="FR"/>
    </style:style>
    <style:style style:name="T66" style:parent-style-name="Policepardéfaut" style:family="text">
      <style:text-properties fo:font-style="italic" style:font-style-asian="italic" style:font-style-complex="italic" fo:language="fr" fo:country="FR"/>
    </style:style>
    <style:style style:name="T67" style:parent-style-name="Policepardéfaut" style:family="text">
      <style:text-properties fo:language="fr" fo:country="FR"/>
    </style:style>
    <style:style style:name="T68" style:parent-style-name="Policepardéfaut" style:family="text">
      <style:text-properties fo:language="fr" fo:country="FR"/>
    </style:style>
    <style:style style:name="P69" style:parent-style-name="Standard" style:family="paragraph">
      <style:paragraph-properties fo:text-align="justify"/>
      <style:text-properties fo:language="fr" fo:country="FR"/>
    </style:style>
    <style:style style:name="P70" style:parent-style-name="Titre1" style:family="paragraph">
      <style:text-properties fo:language="fr" fo:country="FR"/>
    </style:style>
    <style:style style:name="P71" style:parent-style-name="Titre1" style:family="paragraph">
      <style:paragraph-properties fo:break-before="page" fo:text-align="justify"/>
      <style:text-properties fo:language="fr" fo:country="FR"/>
    </style:style>
    <style:style style:name="P72" style:parent-style-name="Standard" style:family="paragraph">
      <style:paragraph-properties fo:text-align="justify"/>
      <style:text-properties fo:language="fr" fo:country="FR"/>
    </style:style>
    <style:style style:name="P73" style:parent-style-name="Standard" style:family="paragraph">
      <style:paragraph-properties fo:text-align="justify"/>
      <style:text-properties fo:language="fr" fo:country="FR"/>
    </style:style>
    <style:style style:name="P74" style:parent-style-name="Titre2" style:family="paragraph">
      <style:paragraph-properties fo:text-align="justify"/>
      <style:text-properties fo:language="fr" fo:country="FR"/>
    </style:style>
    <style:style style:name="P75" style:parent-style-name="Standard" style:family="paragraph">
      <style:paragraph-properties fo:text-align="justify"/>
      <style:text-properties fo:language="fr" fo:country="FR"/>
    </style:style>
    <style:style style:name="P76" style:parent-style-name="Standard" style:family="paragraph">
      <style:paragraph-properties fo:text-align="justify"/>
      <style:text-properties fo:language="fr" fo:country="FR"/>
    </style:style>
    <style:style style:name="P77" style:parent-style-name="Titre2" style:family="paragraph">
      <style:paragraph-properties fo:text-align="justify"/>
      <style:text-properties fo:language="fr" fo:country="FR"/>
    </style:style>
    <style:style style:name="P78" style:parent-style-name="Textbody" style:family="paragraph">
      <style:paragraph-properties fo:text-align="justify"/>
    </style:style>
    <style:style style:name="T79" style:parent-style-name="Policepardéfaut" style:family="text">
      <style:text-properties fo:language="fr" fo:country="FR"/>
    </style:style>
    <style:style style:name="T80" style:parent-style-name="Policepardéfaut" style:family="text">
      <style:text-properties fo:language="fr" fo:country="FR"/>
    </style:style>
    <style:style style:name="T81" style:parent-style-name="Policepardéfaut" style:family="text">
      <style:text-properties fo:font-style="italic" style:font-style-asian="italic" style:font-style-complex="italic" fo:language="fr" fo:country="FR"/>
    </style:style>
    <style:style style:name="T82" style:parent-style-name="Policepardéfaut" style:family="text">
      <style:text-properties fo:language="fr" fo:country="FR"/>
    </style:style>
    <style:style style:name="T83" style:parent-style-name="Policepardéfaut" style:family="text">
      <style:text-properties fo:font-style="italic" style:font-style-asian="italic" style:font-style-complex="italic" fo:language="fr" fo:country="FR"/>
    </style:style>
    <style:style style:name="T84" style:parent-style-name="Policepardéfaut" style:family="text">
      <style:text-properties fo:language="fr" fo:country="FR"/>
    </style:style>
    <style:style style:name="P85" style:parent-style-name="Textbody" style:family="paragraph">
      <style:paragraph-properties fo:text-align="justify"/>
    </style:style>
    <style:style style:name="T86" style:parent-style-name="Policepardéfaut" style:family="text">
      <style:text-properties fo:language="fr" fo:country="FR"/>
    </style:style>
    <style:style style:name="T87" style:parent-style-name="Policepardéfaut" style:family="text">
      <style:text-properties fo:font-style="italic" style:font-style-asian="italic" style:font-style-complex="italic" fo:language="fr" fo:country="FR"/>
    </style:style>
    <style:style style:name="P88" style:parent-style-name="Textbody" style:family="paragraph">
      <style:paragraph-properties fo:text-align="justify"/>
    </style:style>
    <style:style style:name="T89" style:parent-style-name="Policepardéfaut" style:family="text">
      <style:text-properties fo:language="fr" fo:country="FR"/>
    </style:style>
    <style:style style:name="T90" style:parent-style-name="Policepardéfaut" style:family="text">
      <style:text-properties fo:language="fr" fo:country="FR"/>
    </style:style>
    <style:style style:name="T91" style:parent-style-name="Policepardéfaut" style:family="text">
      <style:text-properties fo:font-style="italic" style:font-style-asian="italic" style:font-style-complex="italic" fo:language="fr" fo:country="FR"/>
    </style:style>
    <style:style style:name="P92" style:parent-style-name="Titre2" style:family="paragraph">
      <style:paragraph-properties fo:text-align="justify"/>
      <style:text-properties fo:language="fr" fo:country="FR"/>
    </style:style>
    <style:style style:name="P93" style:parent-style-name="Textbody" style:family="paragraph">
      <style:paragraph-properties fo:text-align="justify"/>
    </style:style>
    <style:style style:name="T94" style:parent-style-name="Policepardéfaut" style:family="text">
      <style:text-properties fo:language="fr" fo:country="FR"/>
    </style:style>
    <style:style style:name="T95" style:parent-style-name="Policepardéfaut" style:family="text">
      <style:text-properties fo:language="fr" fo:country="FR"/>
    </style:style>
    <style:style style:name="T96" style:parent-style-name="Policepardéfaut" style:family="text">
      <style:text-properties fo:font-style="italic" style:font-style-asian="italic" style:font-style-complex="italic" fo:language="fr" fo:country="FR"/>
    </style:style>
    <style:style style:name="T97" style:parent-style-name="Policepardéfaut" style:family="text">
      <style:text-properties fo:language="fr" fo:country="FR"/>
    </style:style>
    <style:style style:name="T98" style:parent-style-name="Policepardéfaut" style:family="text">
      <style:text-properties fo:language="fr" fo:country="FR"/>
    </style:style>
    <style:style style:name="T99" style:parent-style-name="Policepardéfaut" style:family="text">
      <style:text-properties fo:language="fr" fo:country="FR"/>
    </style:style>
    <style:style style:name="T100" style:parent-style-name="Policepardéfaut" style:family="text">
      <style:text-properties fo:font-style="italic" style:font-style-asian="italic" style:font-style-complex="italic" fo:language="fr" fo:country="FR"/>
    </style:style>
    <style:style style:name="T101" style:parent-style-name="Policepardéfaut" style:family="text">
      <style:text-properties fo:language="fr" fo:country="FR"/>
    </style:style>
    <style:style style:name="T102" style:parent-style-name="Policepardéfaut" style:family="text">
      <style:text-properties fo:language="fr" fo:country="FR"/>
    </style:style>
    <style:style style:name="T103" style:parent-style-name="Policepardéfaut" style:family="text">
      <style:text-properties fo:font-style="italic" style:font-style-asian="italic" style:font-style-complex="italic" fo:language="fr" fo:country="FR"/>
    </style:style>
    <style:style style:name="T104" style:parent-style-name="Policepardéfaut" style:family="text">
      <style:text-properties fo:language="fr" fo:country="FR"/>
    </style:style>
    <style:style style:name="T105" style:parent-style-name="Policepardéfaut" style:family="text">
      <style:text-properties fo:font-style="italic" style:font-style-asian="italic" style:font-style-complex="italic" fo:language="fr" fo:country="FR"/>
    </style:style>
    <style:style style:name="T106" style:parent-style-name="Policepardéfaut" style:family="text">
      <style:text-properties fo:language="fr" fo:country="FR"/>
    </style:style>
    <style:style style:name="P107" style:parent-style-name="Textbody" style:family="paragraph">
      <style:paragraph-properties fo:text-align="justify"/>
      <style:text-properties fo:language="fr" fo:country="FR"/>
    </style:style>
    <style:style style:name="P108" style:parent-style-name="Textbody" style:family="paragraph">
      <style:paragraph-properties fo:text-align="justify"/>
      <style:text-properties fo:language="fr" fo:country="FR"/>
    </style:style>
    <style:style style:name="P109" style:parent-style-name="Textbody" style:family="paragraph">
      <style:paragraph-properties fo:text-align="justify"/>
      <style:text-properties fo:language="fr" fo:country="FR"/>
    </style:style>
    <style:style style:name="P110" style:parent-style-name="Textbody" style:family="paragraph">
      <style:paragraph-properties fo:text-align="justify"/>
      <style:text-properties fo:language="fr" fo:country="FR"/>
    </style:style>
    <style:style style:name="P111" style:parent-style-name="Textbody" style:family="paragraph">
      <style:paragraph-properties fo:text-align="justify"/>
      <style:text-properties fo:language="fr" fo:country="FR"/>
    </style:style>
    <style:style style:name="P112" style:parent-style-name="Textbody" style:family="paragraph">
      <style:paragraph-properties fo:text-align="justify"/>
      <style:text-properties fo:language="fr" fo:country="FR"/>
    </style:style>
    <style:style style:name="P113" style:parent-style-name="Textbody" style:family="paragraph">
      <style:paragraph-properties fo:text-align="justify"/>
      <style:text-properties fo:language="fr" fo:country="FR"/>
    </style:style>
    <style:style style:name="P114" style:parent-style-name="Textbody" style:family="paragraph">
      <style:paragraph-properties fo:text-align="justify"/>
      <style:text-properties style:font-name="Nimbus Mono PS" fo:font-size="10pt" style:font-size-asian="10pt" style:font-size-complex="10pt" fo:language="fr" fo:country="FR"/>
    </style:style>
    <style:style style:name="P115" style:parent-style-name="Textbody" style:family="paragraph">
      <style:paragraph-properties fo:text-align="justify"/>
      <style:text-properties style:font-name="Nimbus Mono PS" fo:font-size="10pt" style:font-size-asian="10pt" style:font-size-complex="10pt" fo:language="fr" fo:country="FR"/>
    </style:style>
    <style:style style:name="P116" style:parent-style-name="Textbody" style:family="paragraph">
      <style:paragraph-properties fo:text-align="justify"/>
      <style:text-properties style:font-name="Nimbus Mono PS" fo:font-size="10pt" style:font-size-asian="10pt" style:font-size-complex="10pt" fo:language="fr" fo:country="FR"/>
    </style:style>
    <style:style style:name="P117" style:parent-style-name="Textbody" style:family="paragraph">
      <style:paragraph-properties fo:text-align="justify"/>
    </style:style>
    <style:style style:name="T118" style:parent-style-name="Policepardéfaut" style:family="text">
      <style:text-properties style:font-name="Nimbus Mono PS" fo:font-style="italic" style:font-style-asian="italic" style:font-style-complex="italic" fo:font-size="10pt" style:font-size-asian="10pt" style:font-size-complex="10pt"/>
    </style:style>
    <style:style style:name="T119" style:parent-style-name="Policepardéfaut" style:family="text">
      <style:text-properties style:font-name="Nimbus Mono PS" fo:font-size="10pt" style:font-size-asian="10pt" style:font-size-complex="10pt"/>
    </style:style>
    <style:style style:name="T120" style:parent-style-name="Policepardéfaut" style:family="text">
      <style:text-properties style:font-name="Nimbus Mono PS" fo:font-style="italic" style:font-style-asian="italic" style:font-style-complex="italic" fo:font-size="10pt" style:font-size-asian="10pt" style:font-size-complex="10pt"/>
    </style:style>
    <style:style style:name="T121" style:parent-style-name="Policepardéfaut" style:family="text">
      <style:text-properties style:font-name="Nimbus Mono PS" style:text-position="sub 65%" fo:font-size="10pt" style:font-size-asian="10pt" style:font-size-complex="10pt"/>
    </style:style>
    <style:style style:name="T122" style:parent-style-name="Policepardéfaut" style:family="text">
      <style:text-properties style:font-name="Nimbus Mono PS" fo:font-size="10pt" style:font-size-asian="10pt" style:font-size-complex="10pt"/>
    </style:style>
    <style:style style:name="T123" style:parent-style-name="Policepardéfaut" style:family="text">
      <style:text-properties style:font-name="Nimbus Mono PS" fo:font-style="italic" style:font-style-asian="italic" style:font-style-complex="italic" fo:font-size="10pt" style:font-size-asian="10pt" style:font-size-complex="10pt"/>
    </style:style>
    <style:style style:name="T124" style:parent-style-name="Policepardéfaut" style:family="text">
      <style:text-properties style:font-name="Nimbus Mono PS" fo:font-size="10pt" style:font-size-asian="10pt" style:font-size-complex="10pt"/>
    </style:style>
    <style:style style:name="T125" style:parent-style-name="Policepardéfaut" style:family="text">
      <style:text-properties style:font-name="Nimbus Mono PS" fo:font-style="italic" style:font-style-asian="italic" style:font-style-complex="italic" fo:font-size="10pt" style:font-size-asian="10pt" style:font-size-complex="10pt"/>
    </style:style>
    <style:style style:name="T126" style:parent-style-name="Policepardéfaut" style:family="text">
      <style:text-properties style:font-name="Nimbus Mono PS" style:text-position="sub 65%" fo:font-size="10pt" style:font-size-asian="10pt" style:font-size-complex="10pt"/>
    </style:style>
    <style:style style:name="T127" style:parent-style-name="Policepardéfaut" style:family="text">
      <style:text-properties style:font-name="Nimbus Mono PS" fo:font-size="10pt" style:font-size-asian="10pt" style:font-size-complex="10pt"/>
    </style:style>
    <style:style style:name="T128" style:parent-style-name="Policepardéfaut" style:family="text">
      <style:text-properties style:font-name="Nimbus Mono PS" fo:font-style="italic" style:font-style-asian="italic" style:font-style-complex="italic" fo:font-size="10pt" style:font-size-asian="10pt" style:font-size-complex="10pt"/>
    </style:style>
    <style:style style:name="T129" style:parent-style-name="Policepardéfaut" style:family="text">
      <style:text-properties style:font-name="Nimbus Mono PS" fo:font-size="10pt" style:font-size-asian="10pt" style:font-size-complex="10pt"/>
    </style:style>
    <style:style style:name="P130" style:parent-style-name="Textbody" style:family="paragraph">
      <style:paragraph-properties fo:text-align="justify"/>
      <style:text-properties style:font-name="Nimbus Mono PS" fo:font-style="italic" style:font-style-asian="italic" style:font-style-complex="italic" fo:font-size="10pt" style:font-size-asian="10pt" style:font-size-complex="10pt"/>
    </style:style>
    <style:style style:name="P131" style:parent-style-name="Textbody" style:family="paragraph">
      <style:paragraph-properties fo:text-align="justify"/>
    </style:style>
    <style:style style:name="T132" style:parent-style-name="Policepardéfaut" style:family="text">
      <style:text-properties style:font-name="Nimbus Mono PS" fo:font-style="italic" style:font-style-asian="italic" style:font-style-complex="italic" fo:font-size="10pt" style:font-size-asian="10pt" style:font-size-complex="10pt"/>
    </style:style>
    <style:style style:name="T133" style:parent-style-name="Policepardéfaut" style:family="text">
      <style:text-properties style:font-name="Nimbus Mono PS" fo:font-style="italic" style:font-style-asian="italic" style:font-style-complex="italic" fo:font-size="10pt" style:font-size-asian="10pt" style:font-size-complex="10pt"/>
    </style:style>
    <style:style style:name="T134" style:parent-style-name="Policepardéfaut" style:family="text">
      <style:text-properties style:font-name="Nimbus Mono PS" fo:font-size="10pt" style:font-size-asian="10pt" style:font-size-complex="10pt"/>
    </style:style>
    <style:style style:name="T135" style:parent-style-name="Policepardéfaut" style:family="text">
      <style:text-properties style:font-name="Nimbus Mono PS" style:font-name-asian="Nimbus Mono PS" style:font-name-complex="Nimbus Mono PS" fo:font-size="10pt" style:font-size-asian="10pt" style:font-size-complex="10pt"/>
    </style:style>
    <style:style style:name="T13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7"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P138" style:parent-style-name="Textbody" style:family="paragraph">
      <style:paragraph-properties fo:text-align="justify"/>
    </style:style>
    <style:style style:name="T13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1"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2" style:parent-style-name="Policepardéfaut" style:family="text">
      <style:text-properties style:font-name="Nimbus Mono PS" style:font-name-asian="Nimbus Mono PS" style:font-name-complex="Nimbus Mono PS" fo:font-size="10pt" style:font-size-asian="10pt" style:font-size-complex="10pt"/>
    </style:style>
    <style:style style:name="T14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4" style:parent-style-name="Textbody" style:family="paragraph">
      <style:paragraph-properties fo:text-align="justify"/>
    </style:style>
    <style:style style:name="T14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7"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8" style:parent-style-name="Policepardéfaut" style:family="text">
      <style:text-properties style:font-name="Nimbus Mono PS" style:font-name-asian="Nimbus Mono PS" style:font-name-complex="Nimbus Mono PS" fo:font-size="10pt" style:font-size-asian="10pt" style:font-size-complex="10pt"/>
    </style:style>
    <style:style style:name="T14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50" style:parent-style-name="Textbody" style:family="paragraph">
      <style:paragraph-properties fo:text-align="justify"/>
    </style:style>
    <style:style style:name="T151" style:parent-style-name="Policepardéfaut" style:family="text">
      <style:text-properties style:font-name="Nimbus Mono PS" fo:font-size="10pt" style:font-size-asian="10pt" style:font-size-complex="10pt"/>
    </style:style>
    <style:style style:name="T152" style:parent-style-name="Policepardéfaut" style:family="text">
      <style:text-properties style:font-name="Nimbus Mono PS" fo:font-weight="bold" style:font-weight-asian="bold" style:font-weight-complex="bold" fo:font-size="10pt" style:font-size-asian="10pt" style:font-size-complex="10pt"/>
    </style:style>
    <style:style style:name="T153" style:parent-style-name="Policepardéfaut" style:family="text">
      <style:text-properties style:font-name="Nimbus Mono PS" fo:font-size="10pt" style:font-size-asian="10pt" style:font-size-complex="10pt"/>
    </style:style>
    <style:style style:name="T154" style:parent-style-name="Policepardéfaut" style:family="text">
      <style:text-properties style:font-name="Nimbus Mono PS" fo:font-style="italic" style:font-style-asian="italic" style:font-style-complex="italic" fo:font-size="10pt" style:font-size-asian="10pt" style:font-size-complex="10pt"/>
    </style:style>
    <style:style style:name="T155" style:parent-style-name="Policepardéfaut" style:family="text">
      <style:text-properties style:font-name="Nimbus Mono PS" fo:font-size="10pt" style:font-size-asian="10pt" style:font-size-complex="10pt"/>
    </style:style>
    <style:style style:name="T156" style:parent-style-name="Policepardéfaut" style:family="text">
      <style:text-properties style:font-name="Nimbus Mono PS" fo:font-style="italic" style:font-style-asian="italic" style:font-style-complex="italic" fo:font-size="10pt" style:font-size-asian="10pt" style:font-size-complex="10pt"/>
    </style:style>
    <style:style style:name="T157" style:parent-style-name="Policepardéfaut" style:family="text">
      <style:text-properties style:font-name="Nimbus Mono PS" style:text-position="sub 65%" fo:font-size="10pt" style:font-size-asian="10pt" style:font-size-complex="10pt"/>
    </style:style>
    <style:style style:name="T158" style:parent-style-name="Policepardéfaut" style:family="text">
      <style:text-properties style:font-name="Nimbus Mono PS" fo:font-size="10pt" style:font-size-asian="10pt" style:font-size-complex="10pt"/>
    </style:style>
    <style:style style:name="T159" style:parent-style-name="Policepardéfaut" style:family="text">
      <style:text-properties style:font-name="Nimbus Mono PS" fo:font-weight="bold" style:font-weight-asian="bold" style:font-weight-complex="bold" fo:font-size="10pt" style:font-size-asian="10pt" style:font-size-complex="10pt"/>
    </style:style>
    <style:style style:name="P160" style:parent-style-name="Textbody" style:family="paragraph">
      <style:paragraph-properties fo:text-align="justify"/>
    </style:style>
    <style:style style:name="T161" style:parent-style-name="Policepardéfaut" style:family="text">
      <style:text-properties style:font-name="Nimbus Mono PS" fo:font-size="10pt" style:font-size-asian="10pt" style:font-size-complex="10pt"/>
    </style:style>
    <style:style style:name="T162" style:parent-style-name="Policepardéfaut" style:family="text">
      <style:text-properties style:font-name="Nimbus Mono PS" fo:font-size="10pt" style:font-size-asian="10pt" style:font-size-complex="10pt"/>
    </style:style>
    <style:style style:name="T163" style:parent-style-name="Policepardéfaut" style:family="text">
      <style:text-properties style:font-name="Nimbus Mono PS" fo:font-size="10pt" style:font-size-asian="10pt" style:font-size-complex="10pt"/>
    </style:style>
    <style:style style:name="T164" style:parent-style-name="Policepardéfaut" style:family="text">
      <style:text-properties style:font-name="Nimbus Mono PS" fo:font-weight="bold" style:font-weight-asian="bold" style:font-weight-complex="bold" fo:font-size="10pt" style:font-size-asian="10pt" style:font-size-complex="10pt"/>
    </style:style>
    <style:style style:name="T165" style:parent-style-name="Policepardéfaut" style:family="text">
      <style:text-properties style:font-name="Nimbus Mono PS" fo:font-size="10pt" style:font-size-asian="10pt" style:font-size-complex="10pt"/>
    </style:style>
    <style:style style:name="T166" style:parent-style-name="Policepardéfaut" style:family="text">
      <style:text-properties style:font-name="Nimbus Mono PS" fo:font-style="italic" style:font-style-asian="italic" style:font-style-complex="italic" fo:font-size="10pt" style:font-size-asian="10pt" style:font-size-complex="10pt"/>
    </style:style>
    <style:style style:name="T167" style:parent-style-name="Policepardéfaut" style:family="text">
      <style:text-properties style:font-name="Nimbus Mono PS" fo:font-size="10pt" style:font-size-asian="10pt" style:font-size-complex="10pt"/>
    </style:style>
    <style:style style:name="T168" style:parent-style-name="Policepardéfaut" style:family="text">
      <style:text-properties style:font-name="Nimbus Mono PS" fo:font-style="italic" style:font-style-asian="italic" style:font-style-complex="italic" fo:font-size="10pt" style:font-size-asian="10pt" style:font-size-complex="10pt"/>
    </style:style>
    <style:style style:name="T169" style:parent-style-name="Policepardéfaut" style:family="text">
      <style:text-properties style:font-name="Nimbus Mono PS" fo:font-size="10pt" style:font-size-asian="10pt" style:font-size-complex="10pt"/>
    </style:style>
    <style:style style:name="T170" style:parent-style-name="Policepardéfaut" style:family="text">
      <style:text-properties style:font-name="Nimbus Mono PS" fo:font-weight="bold" style:font-weight-asian="bold" style:font-weight-complex="bold" fo:font-size="10pt" style:font-size-asian="10pt" style:font-size-complex="10pt"/>
    </style:style>
    <style:style style:name="P171" style:parent-style-name="Textbody" style:family="paragraph">
      <style:paragraph-properties fo:text-align="justify"/>
    </style:style>
    <style:style style:name="T172" style:parent-style-name="Policepardéfaut" style:family="text">
      <style:text-properties style:font-name="Nimbus Mono PS" fo:font-size="10pt" style:font-size-asian="10pt" style:font-size-complex="10pt"/>
    </style:style>
    <style:style style:name="T173" style:parent-style-name="Policepardéfaut" style:family="text">
      <style:text-properties style:font-name="Nimbus Mono PS" fo:font-size="10pt" style:font-size-asian="10pt" style:font-size-complex="10pt"/>
    </style:style>
    <style:style style:name="T174" style:parent-style-name="Policepardéfaut" style:family="text">
      <style:text-properties style:font-name="Nimbus Mono PS" fo:font-size="10pt" style:font-size-asian="10pt" style:font-size-complex="10pt"/>
    </style:style>
    <style:style style:name="T175" style:parent-style-name="Policepardéfaut" style:family="text">
      <style:text-properties style:font-name="Nimbus Mono PS" fo:font-size="10pt" style:font-size-asian="10pt" style:font-size-complex="10pt"/>
    </style:style>
    <style:style style:name="T176" style:parent-style-name="Policepardéfaut" style:family="text">
      <style:text-properties style:font-name="Nimbus Mono PS" fo:font-style="italic" style:font-style-asian="italic" style:font-style-complex="italic" fo:font-size="10pt" style:font-size-asian="10pt" style:font-size-complex="10pt"/>
    </style:style>
    <style:style style:name="T177" style:parent-style-name="Policepardéfaut" style:family="text">
      <style:text-properties style:font-name="Nimbus Mono PS" fo:font-size="10pt" style:font-size-asian="10pt" style:font-size-complex="10pt"/>
    </style:style>
    <style:style style:name="T178" style:parent-style-name="Policepardéfaut" style:family="text">
      <style:text-properties style:font-name="Nimbus Mono PS" style:font-name-asian="Nimbus Mono PS" style:font-name-complex="Nimbus Mono PS" fo:font-size="10pt" style:font-size-asian="10pt" style:font-size-complex="10pt"/>
    </style:style>
    <style:style style:name="T17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80" style:parent-style-name="Policepardéfaut" style:family="text">
      <style:text-properties style:font-name="Nimbus Mono PS" style:font-name-asian="Nimbus Mono PS" style:font-name-complex="Nimbus Mono PS" fo:font-size="10pt" style:font-size-asian="10pt" style:font-size-complex="10pt"/>
    </style:style>
    <style:style style:name="P181" style:parent-style-name="Textbody" style:family="paragraph">
      <style:paragraph-properties fo:text-align="justify"/>
    </style:style>
    <style:style style:name="T182" style:parent-style-name="Policepardéfaut" style:family="text">
      <style:text-properties style:font-name="Nimbus Mono PS" fo:font-size="10pt" style:font-size-asian="10pt" style:font-size-complex="10pt"/>
    </style:style>
    <style:style style:name="T183" style:parent-style-name="Policepardéfaut" style:family="text">
      <style:text-properties style:font-name="Nimbus Mono PS" fo:font-size="10pt" style:font-size-asian="10pt" style:font-size-complex="10pt"/>
    </style:style>
    <style:style style:name="T184" style:parent-style-name="Policepardéfaut" style:family="text">
      <style:text-properties style:font-name="Nimbus Mono PS" fo:font-size="10pt" style:font-size-asian="10pt" style:font-size-complex="10pt"/>
    </style:style>
    <style:style style:name="T185" style:parent-style-name="Policepardéfaut" style:family="text">
      <style:text-properties style:font-name="Nimbus Mono PS" fo:font-size="10pt" style:font-size-asian="10pt" style:font-size-complex="10pt"/>
    </style:style>
    <style:style style:name="T186" style:parent-style-name="Policepardéfaut" style:family="text">
      <style:text-properties style:font-name="Nimbus Mono PS" style:font-name-asian="Nimbus Mono PS" style:font-name-complex="Nimbus Mono PS" fo:font-size="10pt" style:font-size-asian="10pt" style:font-size-complex="10pt"/>
    </style:style>
    <style:style style:name="T18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88" style:parent-style-name="Policepardéfaut" style:family="text">
      <style:text-properties style:font-name="Nimbus Mono PS" style:font-name-asian="Nimbus Mono PS" style:font-name-complex="Nimbus Mono PS" fo:font-size="10pt" style:font-size-asian="10pt" style:font-size-complex="10pt"/>
    </style:style>
    <style:style style:name="T18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0" style:parent-style-name="Policepardéfaut" style:family="text">
      <style:text-properties style:font-name="Nimbus Mono PS" style:font-name-asian="Nimbus Mono PS" style:font-name-complex="Nimbus Mono PS" fo:font-size="10pt" style:font-size-asian="10pt" style:font-size-complex="10pt"/>
    </style:style>
    <style:style style:name="T19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2" style:parent-style-name="Policepardéfaut" style:family="text">
      <style:text-properties style:font-name="Nimbus Mono PS" style:font-name-asian="Nimbus Mono PS" style:font-name-complex="Nimbus Mono PS" fo:font-size="10pt" style:font-size-asian="10pt" style:font-size-complex="10pt"/>
    </style:style>
    <style:style style:name="T19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4" style:parent-style-name="Policepardéfaut" style:family="text">
      <style:text-properties style:font-name="Nimbus Mono PS" style:font-name-asian="Nimbus Mono PS" style:font-name-complex="Nimbus Mono PS" fo:font-size="10pt" style:font-size-asian="10pt" style:font-size-complex="10pt"/>
    </style:style>
    <style:style style:name="P195" style:parent-style-name="Textbody" style:family="paragraph">
      <style:paragraph-properties fo:text-align="justify"/>
    </style:style>
    <style:style style:name="T196" style:parent-style-name="Policepardéfaut" style:family="text">
      <style:text-properties style:font-name="Nimbus Mono PS" fo:font-size="10pt" style:font-size-asian="10pt" style:font-size-complex="10pt"/>
    </style:style>
    <style:style style:name="T197" style:parent-style-name="Policepardéfaut" style:family="text">
      <style:text-properties style:font-name="Nimbus Mono PS" fo:font-size="10pt" style:font-size-asian="10pt" style:font-size-complex="10pt"/>
    </style:style>
    <style:style style:name="T198" style:parent-style-name="Policepardéfaut" style:family="text">
      <style:text-properties style:font-name="Nimbus Mono PS" fo:font-size="10pt" style:font-size-asian="10pt" style:font-size-complex="10pt"/>
    </style:style>
    <style:style style:name="T199" style:parent-style-name="Policepardéfaut" style:family="text">
      <style:text-properties style:font-name="Nimbus Mono PS" fo:font-size="10pt" style:font-size-asian="10pt" style:font-size-complex="10pt"/>
    </style:style>
    <style:style style:name="T200" style:parent-style-name="Policepardéfaut" style:family="text">
      <style:text-properties style:font-name="Nimbus Mono PS" fo:font-weight="bold" style:font-weight-asian="bold" style:font-weight-complex="bold" fo:font-size="10pt" style:font-size-asian="10pt" style:font-size-complex="10pt"/>
    </style:style>
    <style:style style:name="T201" style:parent-style-name="Policepardéfaut" style:family="text">
      <style:text-properties style:font-name="Nimbus Mono PS" fo:font-size="10pt" style:font-size-asian="10pt" style:font-size-complex="10pt"/>
    </style:style>
    <style:style style:name="T202" style:parent-style-name="Policepardéfaut" style:family="text">
      <style:text-properties style:font-name="Nimbus Mono PS" style:font-name-asian="Z003" style:font-name-complex="Z003" fo:font-size="10pt" style:font-size-asian="10pt" style:font-size-complex="10pt"/>
    </style:style>
    <style:style style:name="T203" style:parent-style-name="Policepardéfaut" style:family="text">
      <style:text-properties style:font-name="Nimbus Mono PS" style:font-name-asian="Z003" style:font-name-complex="Z003" fo:font-weight="bold" style:font-weight-asian="bold" style:font-weight-complex="bold" fo:font-size="10pt" style:font-size-asian="10pt" style:font-size-complex="10pt"/>
    </style:style>
    <style:style style:name="T204" style:parent-style-name="Policepardéfaut" style:family="text">
      <style:text-properties style:font-name="Nimbus Mono PS" style:font-name-asian="Z003" style:font-name-complex="Z003" fo:font-size="10pt" style:font-size-asian="10pt" style:font-size-complex="10pt"/>
    </style:style>
    <style:style style:name="T205" style:parent-style-name="Policepardéfaut" style:family="text">
      <style:text-properties style:font-name="Nimbus Mono PS" style:font-name-asian="Z003" style:font-name-complex="Z003" style:text-position="super 65%" fo:font-size="10pt" style:font-size-asian="10pt" style:font-size-complex="10pt"/>
    </style:style>
    <style:style style:name="T206" style:parent-style-name="Policepardéfaut" style:family="text">
      <style:text-properties style:font-name="Nimbus Mono PS" style:font-name-asian="Nimbus Mono PS" style:font-name-complex="Nimbus Mono PS" fo:font-size="10pt" style:font-size-asian="10pt" style:font-size-complex="10pt"/>
    </style:style>
    <style:style style:name="T20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08" style:parent-style-name="Policepardéfaut" style:family="text">
      <style:text-properties style:font-name="Nimbus Mono PS" style:font-name-asian="Nimbus Mono PS" style:font-name-complex="Nimbus Mono PS" fo:font-size="10pt" style:font-size-asian="10pt" style:font-size-complex="10pt"/>
    </style:style>
    <style:style style:name="T209" style:parent-style-name="Policepardéfaut" style:family="text">
      <style:text-properties style:font-name="Nimbus Mono PS" fo:font-weight="bold" style:font-weight-asian="bold" style:font-weight-complex="bold" fo:font-size="10pt" style:font-size-asian="10pt" style:font-size-complex="10pt"/>
    </style:style>
    <style:style style:name="P210" style:parent-style-name="Textbody" style:family="paragraph">
      <style:paragraph-properties fo:text-align="justify"/>
    </style:style>
    <style:style style:name="T211" style:parent-style-name="Policepardéfaut" style:family="text">
      <style:text-properties style:font-name="Nimbus Mono PS" fo:font-size="10pt" style:font-size-asian="10pt" style:font-size-complex="10pt"/>
    </style:style>
    <style:style style:name="T212" style:parent-style-name="Policepardéfaut" style:family="text">
      <style:text-properties style:font-name="Nimbus Mono PS" fo:font-size="10pt" style:font-size-asian="10pt" style:font-size-complex="10pt"/>
    </style:style>
    <style:style style:name="T213" style:parent-style-name="Policepardéfaut" style:family="text">
      <style:text-properties style:font-name="Nimbus Mono PS" fo:font-size="10pt" style:font-size-asian="10pt" style:font-size-complex="10pt"/>
    </style:style>
    <style:style style:name="T214" style:parent-style-name="Policepardéfaut" style:family="text">
      <style:text-properties style:font-name="Nimbus Mono PS" fo:font-size="10pt" style:font-size-asian="10pt" style:font-size-complex="10pt"/>
    </style:style>
    <style:style style:name="T215" style:parent-style-name="Policepardéfaut" style:family="text">
      <style:text-properties style:font-name="Nimbus Mono PS" fo:font-size="10pt" style:font-size-asian="10pt" style:font-size-complex="10pt"/>
    </style:style>
    <style:style style:name="T216" style:parent-style-name="Policepardéfaut" style:family="text">
      <style:text-properties style:font-name="Nimbus Mono PS" fo:font-style="italic" style:font-style-asian="italic" style:font-style-complex="italic" fo:font-size="10pt" style:font-size-asian="10pt" style:font-size-complex="10pt"/>
    </style:style>
    <style:style style:name="T217" style:parent-style-name="Policepardéfaut" style:family="text">
      <style:text-properties style:font-name="Nimbus Mono PS" fo:font-size="10pt" style:font-size-asian="10pt" style:font-size-complex="10pt"/>
    </style:style>
    <style:style style:name="T218" style:parent-style-name="Policepardéfaut" style:family="text">
      <style:text-properties style:font-name="Nimbus Mono PS" style:font-name-asian="Nimbus Mono PS" style:font-name-complex="Nimbus Mono PS" fo:font-size="10pt" style:font-size-asian="10pt" style:font-size-complex="10pt"/>
    </style:style>
    <style:style style:name="T21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20" style:parent-style-name="Policepardéfaut" style:family="text">
      <style:text-properties style:font-name="Nimbus Mono PS" style:font-name-asian="Nimbus Mono PS" style:font-name-complex="Nimbus Mono PS" fo:font-size="10pt" style:font-size-asian="10pt" style:font-size-complex="10pt"/>
    </style:style>
    <style:style style:name="P221" style:parent-style-name="Textbody" style:family="paragraph">
      <style:paragraph-properties fo:text-align="justify"/>
    </style:style>
    <style:style style:name="T222" style:parent-style-name="Policepardéfaut" style:family="text">
      <style:text-properties style:font-name="Nimbus Mono PS" style:font-name-asian="Nimbus Mono PS" style:font-name-complex="Nimbus Mono PS" fo:font-size="10pt" style:font-size-asian="10pt" style:font-size-complex="10pt"/>
    </style:style>
    <style:style style:name="T223" style:parent-style-name="Policepardéfaut" style:family="text">
      <style:text-properties style:font-name="Nimbus Mono PS" style:font-name-asian="Nimbus Mono PS" style:font-name-complex="Nimbus Mono PS" fo:font-size="10pt" style:font-size-asian="10pt" style:font-size-complex="10pt"/>
    </style:style>
    <style:style style:name="T224" style:parent-style-name="Policepardéfaut" style:family="text">
      <style:text-properties style:font-name="Nimbus Mono PS" style:font-name-asian="Nimbus Mono PS" style:font-name-complex="Nimbus Mono PS" fo:font-size="10pt" style:font-size-asian="10pt" style:font-size-complex="10pt"/>
    </style:style>
    <style:style style:name="T225" style:parent-style-name="Policepardéfaut" style:family="text">
      <style:text-properties style:font-name="Nimbus Mono PS" style:font-name-asian="Nimbus Mono PS" style:font-name-complex="Nimbus Mono PS" fo:font-size="10pt" style:font-size-asian="10pt" style:font-size-complex="10pt"/>
    </style:style>
    <style:style style:name="T226" style:parent-style-name="Policepardéfaut" style:family="text">
      <style:text-properties style:font-name="Nimbus Mono PS" style:font-name-asian="Nimbus Mono PS" style:font-name-complex="Nimbus Mono PS" fo:font-size="10pt" style:font-size-asian="10pt" style:font-size-complex="10pt"/>
    </style:style>
    <style:style style:name="T227"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28" style:parent-style-name="Policepardéfaut" style:family="text">
      <style:text-properties style:font-name="Nimbus Mono PS" style:font-name-asian="Nimbus Mono PS" style:font-name-complex="Nimbus Mono PS" fo:font-size="10pt" style:font-size-asian="10pt" style:font-size-complex="10pt"/>
    </style:style>
    <style:style style:name="T22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0" style:parent-style-name="Policepardéfaut" style:family="text">
      <style:text-properties style:font-name="Nimbus Mono PS" style:font-name-asian="Nimbus Mono PS" style:font-name-complex="Nimbus Mono PS" fo:font-size="10pt" style:font-size-asian="10pt" style:font-size-complex="10pt"/>
    </style:style>
    <style:style style:name="T23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2" style:parent-style-name="Policepardéfaut" style:family="text">
      <style:text-properties style:font-name="Nimbus Mono PS" style:font-name-asian="Nimbus Mono PS" style:font-name-complex="Nimbus Mono PS" fo:font-size="10pt" style:font-size-asian="10pt" style:font-size-complex="10pt"/>
    </style:style>
    <style:style style:name="T23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4" style:parent-style-name="Policepardéfaut" style:family="text">
      <style:text-properties style:font-name="Nimbus Mono PS" style:font-name-asian="Nimbus Mono PS" style:font-name-complex="Nimbus Mono PS" fo:font-size="10pt" style:font-size-asian="10pt" style:font-size-complex="10pt"/>
    </style:style>
    <style:style style:name="T23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37" style:parent-style-name="Policepardéfaut" style:family="text">
      <style:text-properties style:font-name="Nimbus Mono PS" style:font-name-asian="Nimbus Mono PS" style:font-name-complex="Nimbus Mono PS" fo:font-size="10pt" style:font-size-asian="10pt" style:font-size-complex="10pt"/>
    </style:style>
    <style:style style:name="T238"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39" style:parent-style-name="Textbody" style:family="paragraph">
      <style:paragraph-properties fo:text-align="justify"/>
    </style:style>
    <style:style style:name="T240" style:parent-style-name="Policepardéfaut" style:family="text">
      <style:text-properties style:font-name="Nimbus Mono PS" style:font-name-asian="Nimbus Mono PS" style:font-name-complex="Nimbus Mono PS" fo:font-size="10pt" style:font-size-asian="10pt" style:font-size-complex="10pt"/>
    </style:style>
    <style:style style:name="T241" style:parent-style-name="Policepardéfaut" style:family="text">
      <style:text-properties style:font-name="Nimbus Mono PS" style:font-name-asian="Nimbus Mono PS" style:font-name-complex="Nimbus Mono PS" fo:font-size="10pt" style:font-size-asian="10pt" style:font-size-complex="10pt"/>
    </style:style>
    <style:style style:name="T242" style:parent-style-name="Policepardéfaut" style:family="text">
      <style:text-properties style:font-name="Nimbus Mono PS" style:font-name-asian="Nimbus Mono PS" style:font-name-complex="Nimbus Mono PS" fo:font-size="10pt" style:font-size-asian="10pt" style:font-size-complex="10pt"/>
    </style:style>
    <style:style style:name="T243" style:parent-style-name="Policepardéfaut" style:family="text">
      <style:text-properties style:font-name="Nimbus Mono PS" style:font-name-asian="Nimbus Mono PS" style:font-name-complex="Nimbus Mono PS" fo:font-size="10pt" style:font-size-asian="10pt" style:font-size-complex="10pt"/>
    </style:style>
    <style:style style:name="T244" style:parent-style-name="Policepardéfaut" style:family="text">
      <style:text-properties style:font-name="Nimbus Mono PS" style:font-name-asian="Nimbus Mono PS" style:font-name-complex="Nimbus Mono PS" fo:font-size="10pt" style:font-size-asian="10pt" style:font-size-complex="10pt"/>
    </style:style>
    <style:style style:name="T245" style:parent-style-name="Policepardéfaut" style:family="text">
      <style:text-properties style:font-name="Nimbus Mono PS" style:font-name-asian="Nimbus Mono PS" style:font-name-complex="Nimbus Mono PS" fo:font-size="10pt" style:font-size-asian="10pt" style:font-size-complex="10pt"/>
    </style:style>
    <style:style style:name="T24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47"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48" style:parent-style-name="Policepardéfaut" style:family="text">
      <style:text-properties style:font-name="Nimbus Mono PS" style:font-name-asian="Nimbus Mono PS" style:font-name-complex="Nimbus Mono PS" fo:font-size="10pt" style:font-size-asian="10pt" style:font-size-complex="10pt"/>
    </style:style>
    <style:style style:name="T24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250" style:parent-style-name="Textbody" style:family="paragraph">
      <style:paragraph-properties fo:text-align="justify"/>
    </style:style>
    <style:style style:name="T251" style:parent-style-name="Policepardéfaut" style:family="text">
      <style:text-properties style:font-name="Nimbus Mono PS" style:font-name-asian="Nimbus Mono PS" style:font-name-complex="Nimbus Mono PS" fo:font-size="10pt" style:font-size-asian="10pt" style:font-size-complex="10pt"/>
    </style:style>
    <style:style style:name="T252" style:parent-style-name="Policepardéfaut" style:family="text">
      <style:text-properties style:font-name="Nimbus Mono PS" style:font-name-asian="Nimbus Mono PS" style:font-name-complex="Nimbus Mono PS" fo:font-size="10pt" style:font-size-asian="10pt" style:font-size-complex="10pt"/>
    </style:style>
    <style:style style:name="T253" style:parent-style-name="Policepardéfaut" style:family="text">
      <style:text-properties style:font-name="Nimbus Mono PS" style:font-name-asian="Nimbus Mono PS" style:font-name-complex="Nimbus Mono PS" fo:font-size="10pt" style:font-size-asian="10pt" style:font-size-complex="10pt"/>
    </style:style>
    <style:style style:name="T254" style:parent-style-name="Policepardéfaut" style:family="text">
      <style:text-properties style:font-name="Nimbus Mono PS" style:font-name-asian="Nimbus Mono PS" style:font-name-complex="Nimbus Mono PS" fo:font-size="10pt" style:font-size-asian="10pt" style:font-size-complex="10pt"/>
    </style:style>
    <style:style style:name="T255" style:parent-style-name="Policepardéfaut" style:family="text">
      <style:text-properties style:font-name="Nimbus Mono PS" style:font-name-asian="Nimbus Mono PS" style:font-name-complex="Nimbus Mono PS" fo:font-size="10pt" style:font-size-asian="10pt" style:font-size-complex="10pt"/>
    </style:style>
    <style:style style:name="T256"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57" style:parent-style-name="Policepardéfaut" style:family="text">
      <style:text-properties style:font-name="Nimbus Mono PS" style:font-name-asian="Nimbus Mono PS" style:font-name-complex="Nimbus Mono PS" fo:font-size="10pt" style:font-size-asian="10pt" style:font-size-complex="10pt"/>
    </style:style>
    <style:style style:name="T258"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59" style:parent-style-name="Textbody" style:family="paragraph">
      <style:paragraph-properties fo:text-align="justify"/>
    </style:style>
    <style:style style:name="T260" style:parent-style-name="Policepardéfaut" style:family="text">
      <style:text-properties style:font-name="Nimbus Mono PS" fo:font-size="10pt" style:font-size-asian="10pt" style:font-size-complex="10pt"/>
    </style:style>
    <style:style style:name="T261" style:parent-style-name="Policepardéfaut" style:family="text">
      <style:text-properties style:font-name="Nimbus Mono PS" fo:font-size="10pt" style:font-size-asian="10pt" style:font-size-complex="10pt"/>
    </style:style>
    <style:style style:name="T262" style:parent-style-name="Policepardéfaut" style:family="text">
      <style:text-properties style:font-name="Nimbus Mono PS" fo:font-size="10pt" style:font-size-asian="10pt" style:font-size-complex="10pt"/>
    </style:style>
    <style:style style:name="T263" style:parent-style-name="Policepardéfaut" style:family="text">
      <style:text-properties style:font-name="Nimbus Mono PS" fo:font-size="10pt" style:font-size-asian="10pt" style:font-size-complex="10pt"/>
    </style:style>
    <style:style style:name="T264" style:parent-style-name="Policepardéfaut" style:family="text">
      <style:text-properties style:font-name="Nimbus Mono PS" fo:font-weight="bold" style:font-weight-asian="bold" style:font-weight-complex="bold" fo:font-size="10pt" style:font-size-asian="10pt" style:font-size-complex="10pt"/>
    </style:style>
    <style:style style:name="P265" style:parent-style-name="Textbody" style:family="paragraph">
      <style:paragraph-properties fo:text-align="justify"/>
    </style:style>
    <style:style style:name="T266" style:parent-style-name="Policepardéfaut" style:family="text">
      <style:text-properties style:font-name="Nimbus Mono PS" fo:font-size="10pt" style:font-size-asian="10pt" style:font-size-complex="10pt"/>
    </style:style>
    <style:style style:name="T267" style:parent-style-name="Policepardéfaut" style:family="text">
      <style:text-properties style:font-name="Nimbus Mono PS" fo:font-size="10pt" style:font-size-asian="10pt" style:font-size-complex="10pt"/>
    </style:style>
    <style:style style:name="T268" style:parent-style-name="Policepardéfaut" style:family="text">
      <style:text-properties style:font-name="Nimbus Mono PS" fo:font-size="10pt" style:font-size-asian="10pt" style:font-size-complex="10pt"/>
    </style:style>
    <style:style style:name="T269" style:parent-style-name="Policepardéfaut" style:family="text">
      <style:text-properties style:font-name="Nimbus Mono PS" fo:font-weight="bold" style:font-weight-asian="bold" style:font-weight-complex="bold" fo:font-size="10pt" style:font-size-asian="10pt" style:font-size-complex="10pt"/>
    </style:style>
    <style:style style:name="P270" style:parent-style-name="Textbody" style:family="paragraph">
      <style:paragraph-properties fo:text-align="justify"/>
    </style:style>
    <style:style style:name="T271" style:parent-style-name="Policepardéfaut" style:family="text">
      <style:text-properties style:font-name="Nimbus Mono PS" fo:font-size="10pt" style:font-size-asian="10pt" style:font-size-complex="10pt"/>
    </style:style>
    <style:style style:name="T272" style:parent-style-name="Policepardéfaut" style:family="text">
      <style:text-properties style:font-name="Nimbus Mono PS" fo:font-size="10pt" style:font-size-asian="10pt" style:font-size-complex="10pt"/>
    </style:style>
    <style:style style:name="T273" style:parent-style-name="Policepardéfaut" style:family="text">
      <style:text-properties style:font-name="Nimbus Mono PS" fo:font-size="10pt" style:font-size-asian="10pt" style:font-size-complex="10pt"/>
    </style:style>
    <style:style style:name="T27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5"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7"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8" style:parent-style-name="Policepardéfaut" style:family="text">
      <style:text-properties style:font-name="Nimbus Mono PS" fo:font-size="10pt" style:font-size-asian="10pt" style:font-size-complex="10pt"/>
    </style:style>
    <style:style style:name="P279" style:parent-style-name="Textbody" style:family="paragraph">
      <style:paragraph-properties fo:text-align="justify"/>
    </style:style>
    <style:style style:name="T280" style:parent-style-name="Policepardéfaut" style:family="text">
      <style:text-properties style:font-name="Nimbus Mono PS" fo:font-size="10pt" style:font-size-asian="10pt" style:font-size-complex="10pt"/>
    </style:style>
    <style:style style:name="T281" style:parent-style-name="Policepardéfaut" style:family="text">
      <style:text-properties style:font-name="Nimbus Mono PS" fo:font-weight="bold" style:font-weight-asian="bold" style:font-weight-complex="bold" fo:font-size="10pt" style:font-size-asian="10pt" style:font-size-complex="10pt"/>
    </style:style>
    <style:style style:name="P282" style:parent-style-name="Textbody" style:family="paragraph">
      <style:paragraph-properties fo:text-align="justify"/>
    </style:style>
    <style:style style:name="T283" style:parent-style-name="Policepardéfaut" style:family="text">
      <style:text-properties style:font-name="Nimbus Mono PS" fo:font-size="10pt" style:font-size-asian="10pt" style:font-size-complex="10pt" fo:language="fr" fo:country="FR"/>
    </style:style>
    <style:style style:name="T284" style:parent-style-name="Policepardéfaut" style:family="text">
      <style:text-properties style:font-name="Nimbus Mono PS" fo:font-weight="bold" style:font-weight-asian="bold" style:font-weight-complex="bold" fo:font-size="10pt" style:font-size-asian="10pt" style:font-size-complex="10pt" fo:language="fr" fo:country="FR"/>
    </style:style>
    <style:style style:name="T285" style:parent-style-name="Policepardéfaut" style:family="text">
      <style:text-properties style:font-name="Nimbus Mono PS" fo:font-size="10pt" style:font-size-asian="10pt" style:font-size-complex="10pt" fo:language="fr" fo:country="FR"/>
    </style:style>
    <style:style style:name="T28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FR"/>
    </style:style>
    <style:style style:name="T287" style:parent-style-name="Policepardéfaut" style:family="text">
      <style:text-properties style:font-name="Nimbus Mono PS" style:font-name-asian="Nimbus Mono PS" style:font-name-complex="Nimbus Mono PS" style:text-position="sub 65%" fo:font-size="10pt" style:font-size-asian="10pt" style:font-size-complex="10pt" fo:language="fr" fo:country="FR"/>
    </style:style>
    <style:style style:name="P288" style:parent-style-name="Textbody" style:family="paragraph">
      <style:paragraph-properties fo:text-align="justify"/>
      <style:text-properties fo:language="fr" fo:country="FR"/>
    </style:style>
    <style:style style:name="P289" style:parent-style-name="Textbody" style:family="paragraph">
      <style:paragraph-properties fo:text-align="justify"/>
    </style:style>
    <style:style style:name="T290" style:parent-style-name="Policepardéfaut" style:family="text">
      <style:text-properties fo:language="fr" fo:country="FR"/>
    </style:style>
    <style:style style:name="T291" style:parent-style-name="Policepardéfaut" style:family="text">
      <style:text-properties fo:font-style="italic" style:font-style-asian="italic" style:font-style-complex="italic" fo:language="fr" fo:country="FR"/>
    </style:style>
    <style:style style:name="T292" style:parent-style-name="Policepardéfaut" style:family="text">
      <style:text-properties fo:language="fr" fo:country="FR"/>
    </style:style>
    <style:style style:name="T293" style:parent-style-name="Policepardéfaut" style:family="text">
      <style:text-properties fo:language="fr" fo:country="FR"/>
    </style:style>
    <style:style style:name="T294" style:parent-style-name="Policepardéfaut" style:family="text">
      <style:text-properties fo:font-style="italic" style:font-style-asian="italic" style:font-style-complex="italic" fo:language="fr" fo:country="FR"/>
    </style:style>
    <style:style style:name="T295" style:parent-style-name="Policepardéfaut" style:family="text">
      <style:text-properties style:text-position="sub 66.6%" fo:language="fr" fo:country="FR"/>
    </style:style>
    <style:style style:name="T296" style:parent-style-name="Policepardéfaut" style:family="text">
      <style:text-properties fo:font-style="italic" style:font-style-asian="italic" style:font-style-complex="italic" fo:language="fr" fo:country="FR"/>
    </style:style>
    <style:style style:name="T297" style:parent-style-name="Policepardéfaut" style:family="text">
      <style:text-properties fo:language="fr" fo:country="FR"/>
    </style:style>
    <style:style style:name="P298" style:parent-style-name="Textbody" style:family="paragraph">
      <style:paragraph-properties fo:text-align="justify"/>
      <style:text-properties fo:language="fr" fo:country="FR"/>
    </style:style>
    <style:style style:name="P299" style:parent-style-name="Textbody" style:family="paragraph">
      <style:paragraph-properties fo:text-align="justify"/>
    </style:style>
    <style:style style:name="T300" style:parent-style-name="Policepardéfaut" style:family="text">
      <style:text-properties fo:language="fr" fo:country="FR"/>
    </style:style>
    <style:style style:name="T301" style:parent-style-name="Policepardéfaut" style:family="text">
      <style:text-properties style:font-name-asian="Nimbus Mono PS" style:font-name-complex="Nimbus Mono PS" fo:font-size="10pt" style:font-size-asian="10pt" style:font-size-complex="10pt"/>
    </style:style>
    <style:style style:name="T302" style:parent-style-name="Policepardéfaut" style:family="text">
      <style:text-properties style:font-name-asian="Nimbus Mono PS" style:font-name-complex="Nimbus Mono PS" style:text-position="sub 65%" fo:font-size="10pt" style:font-size-asian="10pt" style:font-size-complex="10pt" fo:language="fr" fo:country="FR"/>
    </style:style>
    <style:style style:name="T303" style:parent-style-name="Policepardéfaut" style:family="text">
      <style:text-properties fo:language="fr" fo:country="FR"/>
    </style:style>
    <style:style style:name="T304" style:parent-style-name="Policepardéfaut" style:family="text">
      <style:text-properties fo:font-style="italic" style:font-style-asian="italic" style:font-style-complex="italic" fo:language="fr" fo:country="FR"/>
    </style:style>
    <style:style style:name="P305" style:parent-style-name="Textbody" style:family="paragraph">
      <style:paragraph-properties fo:text-align="justify"/>
    </style:style>
    <style:style style:name="T306" style:parent-style-name="Policepardéfaut" style:family="text">
      <style:text-properties fo:language="fr" fo:country="FR"/>
    </style:style>
    <style:style style:name="T307" style:parent-style-name="Policepardéfaut" style:family="text">
      <style:text-properties fo:font-style="italic" style:font-style-asian="italic" style:font-style-complex="italic" fo:language="fr" fo:country="FR"/>
    </style:style>
    <style:style style:name="T308" style:parent-style-name="Policepardéfaut" style:family="text">
      <style:text-properties style:text-position="sub 66.6%" fo:language="fr" fo:country="FR"/>
    </style:style>
    <style:style style:name="T309" style:parent-style-name="Policepardéfaut" style:family="text">
      <style:text-properties fo:font-style="italic" style:font-style-asian="italic" style:font-style-complex="italic" fo:language="fr" fo:country="FR"/>
    </style:style>
    <style:style style:name="T310" style:parent-style-name="Policepardéfaut" style:family="text">
      <style:text-properties fo:language="fr" fo:country="FR"/>
    </style:style>
    <style:style style:name="T311" style:parent-style-name="Policepardéfaut" style:family="text">
      <style:text-properties fo:font-style="italic" style:font-style-asian="italic" style:font-style-complex="italic" fo:language="fr" fo:country="FR"/>
    </style:style>
    <style:style style:name="T312" style:parent-style-name="Policepardéfaut" style:family="text">
      <style:text-properties fo:language="fr" fo:country="FR"/>
    </style:style>
    <style:style style:name="P313" style:parent-style-name="Textbody" style:family="paragraph">
      <style:paragraph-properties fo:text-align="justify"/>
    </style:style>
    <style:style style:name="T314" style:parent-style-name="Policepardéfaut" style:family="text">
      <style:text-properties fo:language="fr" fo:country="FR"/>
    </style:style>
    <style:style style:name="T315" style:parent-style-name="Policepardéfaut" style:family="text">
      <style:text-properties fo:font-style="italic" style:font-style-asian="italic" style:font-style-complex="italic" fo:language="fr" fo:country="FR"/>
    </style:style>
    <style:style style:name="T316" style:parent-style-name="Policepardéfaut" style:family="text">
      <style:text-properties fo:language="fr" fo:country="FR"/>
    </style:style>
    <style:style style:name="T317" style:parent-style-name="Policepardéfaut" style:family="text">
      <style:text-properties fo:font-style="italic" style:font-style-asian="italic" style:font-style-complex="italic" fo:language="fr" fo:country="FR"/>
    </style:style>
    <style:style style:name="T318" style:parent-style-name="Policepardéfaut" style:family="text">
      <style:text-properties fo:language="fr" fo:country="FR"/>
    </style:style>
    <style:style style:name="T319" style:parent-style-name="Policepardéfaut" style:family="text">
      <style:text-properties fo:font-style="italic" style:font-style-asian="italic" style:font-style-complex="italic" fo:language="fr" fo:country="FR"/>
    </style:style>
    <style:style style:name="P320" style:parent-style-name="Textbody" style:family="paragraph">
      <style:paragraph-properties fo:text-align="justify"/>
      <style:text-properties fo:language="fr" fo:country="FR"/>
    </style:style>
    <style:style style:name="P321" style:parent-style-name="Textbody" style:family="paragraph">
      <style:paragraph-properties fo:text-align="justify"/>
      <style:text-properties fo:language="fr" fo:country="FR"/>
    </style:style>
    <style:style style:name="P322" style:parent-style-name="Textbody" style:family="paragraph">
      <style:paragraph-properties fo:text-align="justify"/>
      <style:text-properties fo:language="fr" fo:country="FR"/>
    </style:style>
    <style:style style:name="P323" style:parent-style-name="Textbody" style:family="paragraph">
      <style:paragraph-properties fo:text-align="justify"/>
      <style:text-properties fo:language="fr" fo:country="FR"/>
    </style:style>
    <style:style style:name="P324" style:parent-style-name="Titre1" style:family="paragraph">
      <style:paragraph-properties fo:break-before="page"/>
      <style:text-properties fo:language="fr" fo:country="FR"/>
    </style:style>
    <style:style style:name="T325" style:parent-style-name="Policepardéfaut" style:family="text">
      <style:text-properties fo:language="fr" fo:country="FR"/>
    </style:style>
    <style:style style:name="T326" style:parent-style-name="Policepardéfaut" style:family="text">
      <style:text-properties fo:language="fr" fo:country="FR"/>
    </style:style>
    <style:style style:name="T327" style:parent-style-name="Policepardéfaut" style:family="text">
      <style:text-properties fo:font-style="italic" style:font-style-asian="italic" style:font-style-complex="italic" fo:language="fr" fo:country="FR"/>
    </style:style>
    <style:style style:name="T328" style:parent-style-name="Policepardéfaut" style:family="text">
      <style:text-properties fo:language="fr" fo:country="FR"/>
    </style:style>
    <style:style style:name="T329" style:parent-style-name="Policepardéfaut" style:family="text">
      <style:text-properties fo:font-style="italic" style:font-style-asian="italic" style:font-style-complex="italic" fo:language="fr" fo:country="FR"/>
    </style:style>
    <style:style style:name="T330" style:parent-style-name="Policepardéfaut" style:family="text">
      <style:text-properties fo:language="fr" fo:country="FR"/>
    </style:style>
    <style:style style:name="T331" style:parent-style-name="Policepardéfaut" style:family="text">
      <style:text-properties fo:font-style="italic" style:font-style-asian="italic" style:font-style-complex="italic" fo:language="fr" fo:country="FR"/>
    </style:style>
    <style:style style:name="T332" style:parent-style-name="Policepardéfaut" style:family="text">
      <style:text-properties fo:font-style="italic" style:font-style-asian="italic" style:font-style-complex="italic" style:text-position="super 66.6%" fo:language="fr" fo:country="FR"/>
    </style:style>
    <style:style style:name="T333" style:parent-style-name="Policepardéfaut" style:family="text">
      <style:text-properties fo:language="fr" fo:country="FR"/>
    </style:style>
    <style:style style:name="T334" style:parent-style-name="Policepardéfaut" style:family="text">
      <style:text-properties fo:language="fr" fo:country="FR"/>
    </style:style>
    <style:style style:name="P335" style:parent-style-name="Standard" style:family="paragraph">
      <style:text-properties fo:language="fr" fo:country="FR"/>
    </style:style>
    <style:style style:name="P336" style:parent-style-name="Standard" style:family="paragraph">
      <style:text-properties fo:language="fr" fo:country="FR"/>
    </style:style>
    <style:style style:name="T337" style:parent-style-name="Policepardéfaut" style:family="text">
      <style:text-properties fo:language="fr" fo:country="FR"/>
    </style:style>
    <style:style style:name="T338" style:parent-style-name="Policepardéfaut" style:family="text">
      <style:text-properties fo:font-style="italic" style:font-style-asian="italic" style:font-style-complex="italic" fo:language="fr" fo:country="FR"/>
    </style:style>
    <style:style style:name="T339" style:parent-style-name="Policepardéfaut" style:family="text">
      <style:text-properties fo:language="fr" fo:country="FR"/>
    </style:style>
    <style:style style:name="T340" style:parent-style-name="Policepardéfaut" style:family="text">
      <style:text-properties fo:font-style="italic" style:font-style-asian="italic" style:font-style-complex="italic" fo:language="fr" fo:country="FR"/>
    </style:style>
    <style:style style:name="T341" style:parent-style-name="Policepardéfaut" style:family="text">
      <style:text-properties fo:language="fr" fo:country="FR"/>
    </style:style>
    <style:style style:name="T342" style:parent-style-name="Policepardéfaut" style:family="text">
      <style:text-properties fo:font-style="italic" style:font-style-asian="italic" style:font-style-complex="italic" fo:language="fr" fo:country="FR"/>
    </style:style>
    <style:style style:name="T343" style:parent-style-name="Policepardéfaut" style:family="text">
      <style:text-properties fo:font-style="italic" style:font-style-asian="italic" style:font-style-complex="italic" style:text-position="sub 66.6%" fo:language="fr" fo:country="FR"/>
    </style:style>
    <style:style style:name="T344" style:parent-style-name="Policepardéfaut" style:family="text">
      <style:text-properties fo:language="fr" fo:country="FR"/>
    </style:style>
    <style:style style:name="T345" style:parent-style-name="Policepardéfaut" style:family="text">
      <style:text-properties fo:font-style="italic" style:font-style-asian="italic" style:font-style-complex="italic" fo:language="fr" fo:country="FR"/>
    </style:style>
    <style:style style:name="P346" style:parent-style-name="Standard" style:family="paragraph">
      <style:text-properties fo:language="fr" fo:country="FR"/>
    </style:style>
    <style:style style:name="P347" style:parent-style-name="Titre1" style:family="paragraph">
      <style:paragraph-properties fo:break-before="page"/>
    </style:style>
    <style:style style:name="TableColumn349" style:family="table-column">
      <style:table-column-properties style:column-width="0.4743in" style:use-optimal-column-width="false"/>
    </style:style>
    <style:style style:name="TableColumn350" style:family="table-column">
      <style:table-column-properties style:column-width="0.5486in" style:use-optimal-column-width="false"/>
    </style:style>
    <style:style style:name="Table348" style:family="table">
      <style:table-properties style:width="1.0229in" fo:margin-left="0in" table:align="left"/>
    </style:style>
    <style:style style:name="TableRow351" style:family="table-row">
      <style:table-row-properties style:use-optimal-row-height="false"/>
    </style:style>
    <style:style style:name="TableCell3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paragraph-properties fo:text-align="center"/>
    </style:style>
    <style:style style:name="TableCell354" style:family="table-cell">
      <style:table-cell-properties fo:border="0.0034in solid #000000" style:writing-mode="lr-tb" fo:padding-top="0.0381in" fo:padding-left="0.0381in" fo:padding-bottom="0.0381in" fo:padding-right="0.0381in"/>
    </style:style>
    <style:style style:name="P355" style:parent-style-name="TableContents" style:family="paragraph">
      <style:paragraph-properties fo:text-align="center"/>
    </style:style>
    <style:style style:name="P356" style:parent-style-name="Standard" style:family="paragraph">
      <style:paragraph-properties fo:text-align="justify"/>
      <style:text-properties fo:font-style="italic" style:font-style-asian="italic" style:font-style-complex="italic" fo:language="fr" fo:country="FR"/>
    </style:style>
    <style:style style:name="P357" style:parent-style-name="Standard" style:family="paragraph">
      <style:paragraph-properties fo:text-align="justify"/>
      <style:text-properties fo:font-style="italic" style:font-style-asian="italic" style:font-style-complex="italic" fo:language="fr" fo:country="FR"/>
    </style:style>
    <style:style style:name="P358" style:parent-style-name="Titre3" style:family="paragraph">
      <style:text-properties fo:language="fr" fo:country="FR"/>
    </style:style>
    <style:style style:name="P359" style:parent-style-name="Textbody" style:family="paragraph">
      <style:text-properties fo:font-style="italic" style:font-style-asian="italic" style:font-style-complex="italic" fo:language="fr" fo:country="FR"/>
    </style:style>
    <style:style style:name="P360" style:parent-style-name="Titre1" style:family="paragraph">
      <style:paragraph-properties fo:break-before="page" fo:text-align="justify"/>
    </style:style>
    <style:style style:name="TableColumn362" style:family="table-column">
      <style:table-column-properties style:column-width="0.4743in" style:use-optimal-column-width="false"/>
    </style:style>
    <style:style style:name="TableColumn363" style:family="table-column">
      <style:table-column-properties style:column-width="0.5486in" style:use-optimal-column-width="false"/>
    </style:style>
    <style:style style:name="Table361" style:family="table">
      <style:table-properties style:width="1.0229in" fo:margin-left="0in" table:align="left"/>
    </style:style>
    <style:style style:name="TableRow364" style:family="table-row">
      <style:table-row-properties style:use-optimal-row-height="false"/>
    </style:style>
    <style:style style:name="TableCell3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paragraph-properties fo:text-align="justify"/>
    </style:style>
    <style:style style:name="TableCell367" style:family="table-cell">
      <style:table-cell-properties fo:border="0.0034in solid #000000" style:writing-mode="lr-tb" fo:padding-top="0.0381in" fo:padding-left="0.0381in" fo:padding-bottom="0.0381in" fo:padding-right="0.0381in"/>
    </style:style>
    <style:style style:name="P368" style:parent-style-name="TableContents" style:family="paragraph">
      <style:paragraph-properties fo:text-align="justify"/>
    </style:style>
    <style:style style:name="P369" style:parent-style-name="Titre3" style:family="paragraph">
      <style:paragraph-properties fo:text-align="justify"/>
      <style:text-properties fo:language="fr" fo:country="FR"/>
    </style:style>
    <style:style style:name="P370" style:parent-style-name="Textbody" style:family="paragraph">
      <style:paragraph-properties fo:text-align="justify"/>
      <style:text-properties fo:font-style="italic" style:font-style-asian="italic" style:font-style-complex="italic" fo:language="fr" fo:country="FR"/>
    </style:style>
    <style:style style:name="P371" style:parent-style-name="Titre3" style:family="paragraph">
      <style:paragraph-properties fo:text-align="justify"/>
    </style:style>
    <style:style style:name="T372" style:parent-style-name="Policepardéfaut" style:family="text">
      <style:text-properties fo:language="fr" fo:country="FR"/>
    </style:style>
    <style:style style:name="T373" style:parent-style-name="Policepardéfaut" style:family="text">
      <style:text-properties fo:font-style="italic" style:font-style-asian="italic" style:font-style-complex="italic" fo:language="fr" fo:country="FR"/>
    </style:style>
    <style:style style:name="T374" style:parent-style-name="Policepardéfaut" style:family="text">
      <style:text-properties fo:font-style="italic" style:font-style-asian="italic" style:font-style-complex="italic" style:text-position="sub 64.2%" fo:language="fr" fo:country="FR"/>
    </style:style>
    <style:style style:name="T375" style:parent-style-name="Policepardéfaut" style:family="text">
      <style:text-properties fo:font-style="italic" style:font-style-asian="italic" style:font-style-complex="italic" fo:language="fr" fo:country="FR"/>
    </style:style>
    <style:style style:name="T376" style:parent-style-name="Policepardéfaut" style:family="text">
      <style:text-properties style:font-name="Z003" fo:font-style="italic" style:font-style-asian="italic" style:font-style-complex="italic"/>
    </style:style>
    <style:style style:name="T377" style:parent-style-name="Policepardéfaut" style:family="text">
      <style:text-properties fo:language="fr" fo:country="FR"/>
    </style:style>
    <style:style style:name="P378" style:parent-style-name="Textbody" style:family="paragraph">
      <style:paragraph-properties fo:text-align="justify"/>
      <style:text-properties fo:font-style="italic" style:font-style-asian="italic" style:font-style-complex="italic" fo:language="fr" fo:country="FR"/>
    </style:style>
    <style:style style:name="P379" style:parent-style-name="Titre3" style:family="paragraph">
      <style:paragraph-properties fo:text-align="justify"/>
      <style:text-properties fo:language="fr" fo:country="FR"/>
    </style:style>
    <style:style style:name="P380" style:parent-style-name="Textbody" style:family="paragraph">
      <style:paragraph-properties fo:text-align="justify"/>
      <style:text-properties fo:font-style="italic" style:font-style-asian="italic" style:font-style-complex="italic" fo:language="fr" fo:country="FR"/>
    </style:style>
    <style:style style:name="P381" style:parent-style-name="Titre3" style:family="paragraph">
      <style:paragraph-properties fo:text-align="justify"/>
      <style:text-properties fo:language="fr" fo:country="FR"/>
    </style:style>
    <style:style style:name="P382" style:parent-style-name="Textbody" style:family="paragraph">
      <style:paragraph-properties fo:text-align="justify"/>
      <style:text-properties fo:font-style="italic" style:font-style-asian="italic" style:font-style-complex="italic" fo:language="fr" fo:country="FR"/>
    </style:style>
    <style:style style:name="P383" style:parent-style-name="Titre3" style:family="paragraph">
      <style:paragraph-properties fo:text-align="justify"/>
      <style:text-properties fo:language="fr" fo:country="FR"/>
    </style:style>
    <style:style style:name="P384" style:parent-style-name="Textbody" style:family="paragraph">
      <style:paragraph-properties fo:text-align="justify"/>
      <style:text-properties fo:language="fr" fo:country="FR"/>
    </style:style>
    <style:style style:name="P385" style:parent-style-name="Titre3" style:family="paragraph">
      <style:paragraph-properties fo:text-align="justify"/>
      <style:text-properties fo:language="fr" fo:country="FR"/>
    </style:style>
    <style:style style:name="P386" style:parent-style-name="Textbody" style:family="paragraph">
      <style:paragraph-properties fo:text-align="justify"/>
      <style:text-properties fo:font-style="italic" style:font-style-asian="italic" style:font-style-complex="italic" fo:language="fr" fo:country="FR"/>
    </style:style>
    <style:style style:name="P387" style:parent-style-name="Titre1" style:family="paragraph">
      <style:paragraph-properties fo:break-before="page"/>
      <style:text-properties fo:language="fr" fo:country="FR"/>
    </style:style>
    <style:style style:name="P388" style:parent-style-name="Titre3" style:family="paragraph">
      <style:text-properties fo:language="fr" fo:country="FR"/>
    </style:style>
    <style:style style:name="TableColumn390" style:family="table-column">
      <style:table-column-properties style:column-width="0.4743in" style:use-optimal-column-width="false"/>
    </style:style>
    <style:style style:name="TableColumn391" style:family="table-column">
      <style:table-column-properties style:column-width="0.5486in" style:use-optimal-column-width="false"/>
    </style:style>
    <style:style style:name="Table389" style:family="table">
      <style:table-properties style:width="1.0229in" fo:margin-left="0in" table:align="left"/>
    </style:style>
    <style:style style:name="TableRow392" style:family="table-row">
      <style:table-row-properties style:use-optimal-row-height="false"/>
    </style:style>
    <style:style style:name="TableCell3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paragraph-properties fo:text-align="center"/>
    </style:style>
    <style:style style:name="TableCell395" style:family="table-cell">
      <style:table-cell-properties fo:border="0.0034in solid #000000" style:writing-mode="lr-tb" fo:padding-top="0.0381in" fo:padding-left="0.0381in" fo:padding-bottom="0.0381in" fo:padding-right="0.0381in"/>
    </style:style>
    <style:style style:name="P396" style:parent-style-name="TableContents" style:family="paragraph">
      <style:paragraph-properties fo:text-align="center"/>
    </style:style>
    <style:style style:name="P397" style:parent-style-name="Standard" style:family="paragraph">
      <style:text-properties fo:language="fr" fo:country="FR"/>
    </style:style>
    <style:style style:name="P398" style:parent-style-name="Standard" style:family="paragraph">
      <style:text-properties fo:language="fr" fo:country="FR"/>
    </style:style>
    <style:style style:name="P399" style:parent-style-name="Standard" style:family="paragraph">
      <style:text-properties fo:language="fr" fo:country="FR"/>
    </style:style>
    <style:style style:name="P400" style:parent-style-name="Standard" style:family="paragraph">
      <style:text-properties fo:language="fr" fo:country="FR"/>
    </style:style>
    <style:style style:name="P401" style:parent-style-name="Standard" style:family="paragraph">
      <style:text-properties fo:language="fr" fo:country="FR"/>
    </style:style>
    <style:style style:name="P402" style:parent-style-name="Standard" style:family="paragraph">
      <style:text-properties fo:language="fr" fo:country="FR"/>
    </style:style>
    <style:style style:name="P403" style:parent-style-name="Standard" style:family="paragraph">
      <style:text-properties fo:language="fr" fo:country="FR"/>
    </style:style>
    <style:style style:name="P404" style:parent-style-name="Standard" style:family="paragraph">
      <style:text-properties fo:language="fr" fo:country="FR"/>
    </style:style>
    <style:style style:name="TableColumn406" style:family="table-column">
      <style:table-column-properties style:column-width="0.4743in" style:use-optimal-column-width="false"/>
    </style:style>
    <style:style style:name="TableColumn407" style:family="table-column">
      <style:table-column-properties style:column-width="0.5486in" style:use-optimal-column-width="false"/>
    </style:style>
    <style:style style:name="Table405" style:family="table">
      <style:table-properties style:width="1.0229in" fo:margin-left="0in" table:align="left"/>
    </style:style>
    <style:style style:name="TableRow408" style:family="table-row">
      <style:table-row-properties style:use-optimal-row-height="false"/>
    </style:style>
    <style:style style:name="TableCell4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paragraph-properties fo:text-align="center"/>
    </style:style>
    <style:style style:name="TableCell411" style:family="table-cell">
      <style:table-cell-properties fo:border="0.0034in solid #000000" style:writing-mode="lr-tb" fo:padding-top="0.0381in" fo:padding-left="0.0381in" fo:padding-bottom="0.0381in" fo:padding-right="0.0381in"/>
    </style:style>
    <style:style style:name="P412" style:parent-style-name="TableContents" style:family="paragraph">
      <style:paragraph-properties fo:text-align="center"/>
    </style:style>
    <style:style style:name="P413" style:parent-style-name="Titre3" style:family="paragraph">
      <style:text-properties fo:language="fr" fo:country="FR"/>
    </style:style>
    <style:style style:name="TableColumn415" style:family="table-column">
      <style:table-column-properties style:column-width="0.4743in" style:use-optimal-column-width="false"/>
    </style:style>
    <style:style style:name="TableColumn416" style:family="table-column">
      <style:table-column-properties style:column-width="0.5486in" style:use-optimal-column-width="false"/>
    </style:style>
    <style:style style:name="Table414" style:family="table">
      <style:table-properties style:width="1.0229in" fo:margin-left="0in" table:align="left"/>
    </style:style>
    <style:style style:name="TableRow417" style:family="table-row">
      <style:table-row-properties style:use-optimal-row-height="false"/>
    </style:style>
    <style:style style:name="TableCell4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paragraph-properties fo:text-align="center"/>
    </style:style>
    <style:style style:name="TableCell420" style:family="table-cell">
      <style:table-cell-properties fo:border="0.0034in solid #000000" style:writing-mode="lr-tb" fo:padding-top="0.0381in" fo:padding-left="0.0381in" fo:padding-bottom="0.0381in" fo:padding-right="0.0381in"/>
    </style:style>
    <style:style style:name="P421" style:parent-style-name="TableContents" style:family="paragraph">
      <style:paragraph-properties fo:text-align="center"/>
    </style:style>
    <style:style style:name="P422" style:parent-style-name="Textbody" style:family="paragraph">
      <style:text-properties fo:color="#000000"/>
    </style:style>
    <style:style style:name="TableColumn424" style:family="table-column">
      <style:table-column-properties style:column-width="0.4708in" style:use-optimal-column-width="false"/>
    </style:style>
    <style:style style:name="Table423" style:family="table">
      <style:table-properties style:width="0.4708in" fo:margin-left="0in" table:align="left"/>
    </style:style>
    <style:style style:name="TableRow425" style:family="table-row">
      <style:table-row-properties style:use-optimal-row-height="false"/>
    </style:style>
    <style:style style:name="TableCell426" style:family="table-cell">
      <style:table-cell-properties fo:border="0.0034in solid #000000" style:writing-mode="lr-tb" fo:padding-top="0.0381in" fo:padding-left="0.0381in" fo:padding-bottom="0.0381in" fo:padding-right="0.0381in"/>
    </style:style>
    <style:style style:name="P427" style:parent-style-name="TableContents" style:family="paragraph">
      <style:paragraph-properties fo:text-align="center"/>
    </style:style>
    <style:style style:name="P428" style:parent-style-name="Textbody" style:family="paragraph">
      <style:text-properties fo:language="fr" fo:country="FR"/>
    </style:style>
    <style:style style:name="P429" style:parent-style-name="Textbody" style:family="paragraph"/>
    <style:style style:name="T430" style:parent-style-name="Policepardéfaut" style:family="text">
      <style:text-properties fo:language="fr" fo:country="FR"/>
    </style:style>
    <style:style style:name="T431" style:parent-style-name="Policepardéfaut" style:family="text">
      <style:text-properties fo:font-style="italic" style:font-style-asian="italic" style:font-style-complex="italic" fo:language="fr" fo:country="FR"/>
    </style:style>
    <style:style style:name="T432" style:parent-style-name="Policepardéfaut" style:family="text">
      <style:text-properties fo:language="fr" fo:country="FR"/>
    </style:style>
    <style:style style:name="T433" style:parent-style-name="Policepardéfaut" style:family="text">
      <style:text-properties fo:language="fr" fo:country="FR"/>
    </style:style>
    <style:style style:name="P434" style:parent-style-name="Textbody" style:family="paragraph">
      <style:text-properties fo:language="fr" fo:country="FR"/>
    </style:style>
    <style:style style:name="P435" style:parent-style-name="Titre1" style:family="paragraph">
      <style:paragraph-properties fo:break-before="page"/>
      <style:text-properties fo:language="fr" fo:country="FR"/>
    </style:style>
    <style:style style:name="P436" style:parent-style-name="Textbody" style:family="paragraph">
      <style:paragraph-properties fo:text-align="justify"/>
      <style:text-properties fo:language="fr" fo:country="FR"/>
    </style:style>
    <style:style style:name="P437" style:parent-style-name="Titre3" style:family="paragraph">
      <style:paragraph-properties fo:text-align="justify"/>
    </style:style>
    <style:style style:name="T438" style:parent-style-name="Policepardéfaut" style:family="text">
      <style:text-properties fo:language="fr" fo:country="FR"/>
    </style:style>
    <style:style style:name="T439" style:parent-style-name="Policepardéfaut" style:family="text">
      <style:text-properties fo:font-style="italic" style:font-style-asian="italic" style:font-style-complex="italic" fo:language="fr" fo:country="FR"/>
    </style:style>
    <style:style style:name="T440" style:parent-style-name="Policepardéfaut" style:family="text">
      <style:text-properties fo:language="fr" fo:country="FR"/>
    </style:style>
    <style:style style:name="P441" style:parent-style-name="Textbody" style:family="paragraph">
      <style:paragraph-properties fo:text-align="justify"/>
      <style:text-properties fo:language="fr" fo:country="FR"/>
    </style:style>
    <style:style style:name="P442" style:parent-style-name="Titre3" style:family="paragraph">
      <style:paragraph-properties fo:text-align="justify"/>
    </style:style>
    <style:style style:name="T443" style:parent-style-name="Policepardéfaut" style:family="text">
      <style:text-properties fo:language="fr" fo:country="FR"/>
    </style:style>
    <style:style style:name="T444" style:parent-style-name="Policepardéfaut" style:family="text">
      <style:text-properties fo:font-style="italic" style:font-style-asian="italic" style:font-style-complex="italic" fo:language="fr" fo:country="FR"/>
    </style:style>
    <style:style style:name="P445" style:parent-style-name="Textbody" style:family="paragraph">
      <style:paragraph-properties fo:text-align="justify"/>
    </style:style>
    <style:style style:name="T446" style:parent-style-name="Policepardéfaut" style:family="text">
      <style:text-properties fo:language="fr" fo:country="FR"/>
    </style:style>
    <style:style style:name="T447" style:parent-style-name="Policepardéfaut" style:family="text">
      <style:text-properties fo:font-style="italic" style:font-style-asian="italic" style:font-style-complex="italic" fo:language="fr" fo:country="FR"/>
    </style:style>
    <style:style style:name="T448" style:parent-style-name="Policepardéfaut" style:family="text">
      <style:text-properties fo:language="fr" fo:country="FR"/>
    </style:style>
    <style:style style:name="T449" style:parent-style-name="Policepardéfaut" style:family="text">
      <style:text-properties fo:language="fr" fo:country="FR"/>
    </style:style>
    <style:style style:name="T450" style:parent-style-name="Policepardéfaut" style:family="text">
      <style:text-properties fo:font-style="italic" style:font-style-asian="italic" style:font-style-complex="italic" fo:language="fr" fo:country="FR"/>
    </style:style>
    <style:style style:name="T451" style:parent-style-name="Policepardéfaut" style:family="text">
      <style:text-properties fo:language="fr" fo:country="FR"/>
    </style:style>
    <style:style style:name="P452" style:parent-style-name="Titre3" style:family="paragraph">
      <style:paragraph-properties fo:text-align="justify"/>
    </style:style>
    <style:style style:name="T453" style:parent-style-name="Policepardéfaut" style:family="text">
      <style:text-properties fo:language="fr" fo:country="FR"/>
    </style:style>
    <style:style style:name="T454" style:parent-style-name="Policepardéfaut" style:family="text">
      <style:text-properties fo:font-style="italic" style:font-style-asian="italic" style:font-style-complex="italic" fo:language="fr" fo:country="FR"/>
    </style:style>
    <style:style style:name="P455" style:parent-style-name="Textbody" style:family="paragraph">
      <style:paragraph-properties fo:text-align="justify"/>
    </style:style>
    <style:style style:name="T456" style:parent-style-name="Policepardéfaut" style:family="text">
      <style:text-properties fo:language="fr" fo:country="FR"/>
    </style:style>
    <style:style style:name="T457" style:parent-style-name="Policepardéfaut" style:family="text">
      <style:text-properties fo:font-style="italic" style:font-style-asian="italic" style:font-style-complex="italic" fo:language="fr" fo:country="FR"/>
    </style:style>
    <style:style style:name="T458" style:parent-style-name="Policepardéfaut" style:family="text">
      <style:text-properties fo:font-style="italic" style:font-style-asian="italic" style:font-style-complex="italic" fo:language="fr" fo:country="FR"/>
    </style:style>
    <style:style style:name="T459" style:parent-style-name="Policepardéfaut" style:family="text">
      <style:text-properties fo:language="fr" fo:country="FR"/>
    </style:style>
    <style:style style:name="T460" style:parent-style-name="Policepardéfaut" style:family="text">
      <style:text-properties style:text-underline-type="single" style:text-underline-style="solid" style:text-underline-width="auto" style:text-underline-mode="continuous" fo:language="fr" fo:country="FR"/>
    </style:style>
    <style:style style:name="T461" style:parent-style-name="Policepardéfaut" style:family="text">
      <style:text-properties style:text-underline-type="single" style:text-underline-style="solid" style:text-underline-width="auto" style:text-underline-mode="continuous" fo:language="fr" fo:country="FR"/>
    </style:style>
    <style:style style:name="T462" style:parent-style-name="Policepardéfaut" style:family="text">
      <style:text-properties style:text-underline-type="single" style:text-underline-style="solid" style:text-underline-width="auto" style:text-underline-mode="continuous" fo:language="fr" fo:country="FR"/>
    </style:style>
    <style:style style:name="T463" style:parent-style-name="Policepardéfaut" style:family="text">
      <style:text-properties style:text-underline-type="single" style:text-underline-style="solid" style:text-underline-width="auto" style:text-underline-mode="continuous" fo:language="fr" fo:country="FR"/>
    </style:style>
    <style:style style:name="P464" style:parent-style-name="Titre1" style:family="paragraph">
      <style:paragraph-properties fo:text-align="justify"/>
    </style:style>
    <style:style style:name="P465" style:parent-style-name="Textbody" style:family="paragraph">
      <style:paragraph-properties fo:text-align="justify"/>
    </style:style>
    <style:style style:name="T466" style:parent-style-name="Policepardéfaut" style:family="text">
      <style:text-properties fo:language="fr" fo:country="FR"/>
    </style:style>
    <style:style style:name="T467" style:parent-style-name="Policepardéfaut" style:family="text">
      <style:text-properties fo:font-style="italic" style:font-style-asian="italic" style:font-style-complex="italic" fo:language="fr" fo:country="FR"/>
    </style:style>
    <style:style style:name="T468" style:parent-style-name="Policepardéfaut" style:family="text">
      <style:text-properties fo:language="fr" fo:country="FR"/>
    </style:style>
    <style:style style:name="T469" style:parent-style-name="Policepardéfaut" style:family="text">
      <style:text-properties fo:font-style="italic" style:font-style-asian="italic" style:font-style-complex="italic" fo:language="fr" fo:country="FR"/>
    </style:style>
    <style:style style:name="T470" style:parent-style-name="Policepardéfaut" style:family="text">
      <style:text-properties fo:language="fr" fo:country="FR"/>
    </style:style>
    <style:style style:name="T471" style:parent-style-name="Policepardéfaut" style:family="text">
      <style:text-properties fo:font-style="italic" style:font-style-asian="italic" style:font-style-complex="italic"/>
    </style:style>
    <style:style style:name="P472" style:parent-style-name="Textbody" style:family="paragraph">
      <style:paragraph-properties fo:text-align="justify"/>
    </style:style>
    <style:style style:name="T473" style:parent-style-name="Policepardéfaut" style:family="text">
      <style:text-properties fo:language="fr" fo:country="FR"/>
    </style:style>
    <style:style style:name="T474" style:parent-style-name="Policepardéfaut" style:family="text">
      <style:text-properties fo:language="fr" fo:country="FR"/>
    </style:style>
  </office:automatic-styles>
  <office:body>
    <office:text text:use-soft-page-breaks="true">
      <text:p text:style-name="P1">INF4705<text:s/>– Analyse et conception d’algorithmes</text:p>
      <text:p text:style-name="P2">TP2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matricule</text:p>
            <text:p text:style-name="P12">Nom, prénom, matricule</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text:s/>techniques</text:h>
      <text:list text:style-name="LFO1" text:continue-numbering="true">
        <text:list-item>
          <text:p text:style-name="P17">Répondez directement dans ce 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16 novembre 2018 à 12h45), vous</text:span><text:span text:style-name="T21"><text:s/>devez faire une<text:s/></text:span><text:span text:style-name="T22">remise électronique sur Moodle</text:span><text:span text:style-name="T23"><text:s/>en suivant les instructions suivantes :</text:span></text:p>
          <text:list text:continue-numbering="true">
            <text:list-item>
              <text:p text:style-name="P24">Le dossier remis doit se nommer matricule1_matricule2_tp2 et doit être compressé sous format zip.</text:p>
            </text:list-item>
            <text:list-item>
              <text:p text:style-name="P25">À la racine de ce dernier, on doit retrouver :</text:p>
              <text:list text:continue-numbering="true">
                <text:list-item>
                  <text:p text:style-name="P26">Ce rapport sous format<text:s/>ODT.</text:p>
                </text:list-item>
                <text:list-item>
                  <text:p text:style-name="P27"><text:span text:style-name="T28">Un script nommé<text:s/></text:span><text:span text:style-name="T29">tp.sh</text:span><text:span text:style-name="T30"><text:s/>servant à exécuter les différents algorithmes du TP. L’interface du script est décrite à la fin du rapport.</text:span></text:p>
                </text:list-item>
                <text:list-item>
                  <text:p text:style-name="P31"><text:span text:style-name="T32">Un fichier texte nommé<text:s/></text:span><text:span text:style-name="T33">emails.txt</text:span><text:span text:style-name="T34"><text:s/>contenant le courriel de chaque membre de l’équipe.</text:span></text:p>
                </text:list-item>
                <text:list-item>
                  <text:p text:style-name="P35">Le code source et les exécutables.</text:p>
                </text:list-item>
              </text:list>
            </text:list-item>
          </text:list>
        </text:list-item>
        <text:list-item>
          <text:p text:style-name="P36"><text:span text:style-name="T37">Vous avez le choix du langage de programmation utilisé mais vous devrez utiliser les mêmes langage, compilateur et ordinateur pour toutes vos implantations. Notez que le code et les exécutables soumis seront testés sur les ordinateurs de la salle L-4714 et</text:span><text:span text:style-name="T38"><text:s/>doivent être compatibles avec cet environnement. En d’autres mots, tout doit fonctionner correctement lorsque le correcteur exécute votre script<text:s/></text:span><text:span text:style-name="T39">tp.sh</text:span><text:span text:style-name="T40"><text:s/>sur un des ordinateurs de la salle.</text:span></text:p>
        </text:list-item>
        <text:list-item>
          <text:p text:style-name="P41">Si vous utilisez des extraits de codes (programmes) trouvés sur Internet, vous devez en mentionner la source, sinon vous serez sanctionnés pour plagiat.</text:p>
        </text:list-item>
      </text:list>
      <text:h text:style-name="P42" text:outline-level="1">Mise en situation</text:h>
      <text:p text:style-name="P43">Ce travail pratique se répartit sur deux séances de laboratoire et porte sur l'analyse et la conception d'algorithmes développés suivant différents patrons de conception.</text:p>
      <text:p text:style-name="P44"/>
      <text:p text:style-name="P45">Vous venez de décrocher l'emploi de vos rêves à Vancouver. Malheureusement, le prix des logements dans cette ville est prohibitif et vous auriez du mal à boucler votre budget. Néanmoins, en bon polytechnicien instruit que vous êtes,<text:s/>vous tombez sur l'article suivant :</text:p>
      <text:p text:style-name="P46"/>
      <text:p text:style-name="P47"><text:a xlink:href="http://www.cbc.ca/news/canada/british-columbia/bunker-underground-vancouver-1.4345255" office:target-frame-name="_top" xlink:show="replace"><text:span text:style-name="T48">http://www.cbc.ca/news/canada/british-columbia/bunker-underground-vancouver-1.4345255</text:span></text:a></text:p>
      <text:p text:style-name="P49"/>
      <text:p text:style-name="P50">Voilà, il suffit de creuser un trou et d'y habiter! Dans un élan d'inspiration, vous vous rappelez qu'un de vos oncles est dynamiteur. En lui empruntant un peu de dynamite, il sera possible de faire un trou sans même utiliser une pelle. De plus, avec la bonne quantité d'explosif, vous<text:s/>pourrez vous rapprocher des conduites d'eau afin d'avoir l'eau courante... Mais attention, si on dépasse cette quantité, on brise les conduites!</text:p>
      <text:p text:style-name="P51"/>
      <text:p text:style-name="P52"><text:span text:style-name="T53">Vous avez à votre disposition<text:s/></text:span><text:span text:style-name="T54">n</text:span><text:span text:style-name="T55"><text:s/>bâtons de dynamite de poids respectifs</text:span><text:span text:style-name="T56"><text:s/>p</text:span><text:span text:style-name="T57">1</text:span><text:span text:style-name="T58">, p</text:span><text:span text:style-name="T59">2</text:span><text:span text:style-name="T60">, ..., p</text:span><text:span text:style-name="T61">n</text:span><text:span text:style-name="T62"><text:s/>et vous calculez que v</text:span><text:span text:style-name="T63">ous aurez besoin d'un poids total<text:s/></text:span><text:span text:style-name="T64">P</text:span><text:span text:style-name="T65">. Vous devez donc déterminer quelle combinaison de bâtons utiliser pour s'approcher le plus possible du poids total<text:s/></text:span><text:span text:style-name="T66">P</text:span><text:span text:style-name="T67"><text:s/>mais sans le dépasser! Vous minimiserez ainsi la quantité de terre qu'il reste à pelleter pour<text:s/></text:span><text:span text:style-name="T68">atteindre les conduites d'eau.</text:span></text:p>
      <text:p text:style-name="P69"/>
      <text:h text:style-name="P70" text:outline-level="1"/>
      <text:h text:style-name="P71" text:outline-level="1">Implantation</text:h>
      <text:p text:style-name="P72">Quatre algorithmes seront implantés, mettant en pratique les patrons de conception glouton, probabiliste, programmation dynamique et recuit simulé.</text:p>
      <text:p text:style-name="P73"/>
      <text:h text:style-name="P74" text:outline-level="2">Algorithme glouton</text:h>
      <text:p text:style-name="P75">Vous devez concevoir un algorithme glouton<text:s/>déterministe de votre cru pour résoudre ce problème.</text:p>
      <text:p text:style-name="P76"/>
      <text:h text:style-name="P77" text:outline-level="2">Algorithme de programmation dynamique</text:h>
      <text:p text:style-name="P78"><text:span text:style-name="T79">Vous devez également résoudre ce problème à l'aide de la programmation dynamique. Vous devez implanter deux algorithmes qui consistent à adapter les deux versions<text:s/></text:span><text:span text:style-name="T80">de “Faire de la monnaie” vues dans les capsules vidéo ainsi que dans le chapitre 6 des diapositives. Pour un exemplaire de<text:s/></text:span><text:span text:style-name="T81">n</text:span><text:span text:style-name="T82"><text:s/>bâtons de dynamite avec un poids<text:s/></text:span><text:span text:style-name="T83">P<text:s/></text:span><text:span text:style-name="T84">qu’il ne faut pas dépasser :</text:span></text:p>
      <text:list text:style-name="LFO2" text:continue-numbering="true">
        <text:list-item>
          <text:p text:style-name="P85"><text:span text:style-name="T86">Premier essai : la solution se trouve à<text:s/></text:span><text:span text:style-name="T87">c[P]</text:span></text:p>
        </text:list-item>
        <text:list-item>
          <text:p text:style-name="P88"><text:span text:style-name="T89">Deuxième essai : la so</text:span><text:span text:style-name="T90">lution se trouve à<text:s/></text:span><text:span text:style-name="T91">c[n, P]</text:span></text:p>
        </text:list-item>
      </text:list>
      <text:h text:style-name="P92" text:outline-level="2">Recuit simulé</text:h>
      <text:p text:style-name="P93"><text:span text:style-name="T94">Enfin vous devez implanter une méta-heuristique basée sur le recuit simulé.<text:s/></text:span><text:span text:style-name="T95">La fonction<text:s/></text:span><text:span text:style-name="T96">voisine</text:span><text:span text:style-name="T97"><text:s/>renvoie une solution voisine de la solution passée en argument. Une solution voisine est obtenue en choisissant uniformé</text:span><text:span text:style-name="T98">ment au hasard un bâton parmi ceux qui ne sont pas encore choisis et en l’ajoutant à la solution. Il est possible que cela rende le poids total supérieur à</text:span><text:span text:style-name="T99"><text:s/></text:span><text:span text:style-name="T100">P</text:span><text:span text:style-name="T101"><text:s/>: on retirera alors des bâtons un à un (choisis uniformément au hasard) jusqu’à ce que le poids to</text:span><text:span text:style-name="T102">tal ne dépasse pas<text:s/></text:span><text:span text:style-name="T103">P</text:span><text:span text:style-name="T104">. La fonction<text:s/></text:span><text:span text:style-name="T105">somme</text:span><text:span text:style-name="T106"><text:s/>retourne le poids total d’une solution.</text:span></text:p>
      <text:p text:style-name="P107"/>
      <text:p text:style-name="P108"/>
      <text:p text:style-name="P109"/>
      <text:p text:style-name="P110"/>
      <text:p text:style-name="P111"/>
      <text:p text:style-name="P112"/>
      <text:p text:style-name="P113"/>
      <text:p text:style-name="P114"/>
      <text:p text:style-name="P115"/>
      <text:p text:style-name="P116"/>
      <text:p text:style-name="P117"><text:span text:style-name="T118">recuit</text:span><text:span text:style-name="T119">(</text:span><text:span text:style-name="T120">S</text:span><text:span text:style-name="T121">0</text:span><text:span text:style-name="T122">,<text:s/></text:span><text:span text:style-name="T123">T</text:span><text:span text:style-name="T124">,<text:s/></text:span><text:span text:style-name="T125">k</text:span><text:span text:style-name="T126">max</text:span><text:span text:style-name="T127">,<text:s/></text:span><text:span text:style-name="T128">P</text:span><text:span text:style-name="T129">, α):</text:span></text:p>
      <text:p text:style-name="P130"/>
      <text:p text:style-name="P131"><text:span text:style-name="T132">1</text:span><text:span text:style-name="T133"><text:tab/>S</text:span><text:span text:style-name="T134"><text:s/></text:span><text:span text:style-name="T135">←<text:s/></text:span><text:span text:style-name="T136">S</text:span><text:span text:style-name="T137">0</text:span></text:p>
      <text:p text:style-name="P138"><text:span text:style-name="T139">2</text:span><text:span text:style-name="T140"><text:tab/>S</text:span><text:span text:style-name="T141">meilleur<text:s/></text:span><text:span text:style-name="T142">←<text:s/></text:span><text:span text:style-name="T143">S</text:span></text:p>
      <text:p text:style-name="P144"><text:span text:style-name="T145">3</text:span><text:span text:style-name="T146"><text:tab/>θ</text:span><text:span text:style-name="T147">1</text:span><text:span text:style-name="T148"><text:s/>←<text:s/></text:span><text:span text:style-name="T149">T</text:span></text:p>
      <text:p text:style-name="P150"><text:span text:style-name="T151">4</text:span><text:span text:style-name="T152"><text:tab/>for</text:span><text:span text:style-name="T153"><text:s/></text:span><text:span text:style-name="T154">k</text:span><text:span text:style-name="T155"><text:s/>= 1 ...<text:s/></text:span><text:span text:style-name="T156">k</text:span><text:span text:style-name="T157">max</text:span><text:span text:style-name="T158"><text:s/></text:span><text:span text:style-name="T159">do</text:span></text:p>
      <text:p text:style-name="P160"><text:span text:style-name="T161">5</text:span><text:span text:style-name="T162"><text:tab/></text:span><text:span text:style-name="T163"><text:tab/></text:span><text:span text:style-name="T164">for</text:span><text:span text:style-name="T165"><text:s/></text:span><text:span text:style-name="T166">j</text:span><text:span text:style-name="T167"><text:s/>= 1 ...<text:s/></text:span><text:span text:style-name="T168">P</text:span><text:span text:style-name="T169"><text:s/></text:span><text:span text:style-name="T170">do</text:span></text:p>
      <text:p text:style-name="P171"><text:span text:style-name="T172">6</text:span><text:span text:style-name="T173"><text:tab/></text:span><text:span text:style-name="T174"><text:tab/></text:span><text:span text:style-name="T175"><text:tab/></text:span><text:span text:style-name="T176">S</text:span><text:span text:style-name="T177">’<text:s/></text:span><text:span text:style-name="T178">←<text:s/></text:span><text:span text:style-name="T179">voisin</text:span><text:span text:style-name="T180">(S)</text:span></text:p>
      <text:p text:style-name="P181"><text:span text:style-name="T182">7</text:span><text:span text:style-name="T183"><text:tab/></text:span><text:span text:style-name="T184"><text:tab/></text:span><text:span text:style-name="T185"><text:tab/>Δ<text:s/></text:span><text:span text:style-name="T186">←<text:s/></text:span><text:span text:style-name="T187">somme</text:span><text:span text:style-name="T188">(</text:span><text:span text:style-name="T189">S’</text:span><text:span text:style-name="T190">) -<text:s/></text:span><text:span text:style-name="T191">somme</text:span><text:span text:style-name="T192">(</text:span><text:span text:style-name="T193">S</text:span><text:span text:style-name="T194">)</text:span></text:p>
      <text:p text:style-name="P195"><text:span text:style-name="T196">8</text:span><text:span text:style-name="T197"><text:tab/></text:span><text:span text:style-name="T198"><text:tab/></text:span><text:span text:style-name="T199"><text:tab/></text:span><text:span text:style-name="T200">if</text:span><text:span text:style-name="T201"><text:s/>Δ<text:s/></text:span><text:span text:style-name="T202">≥ 0<text:s/></text:span><text:span text:style-name="T203">or</text:span><text:span text:style-name="T204"><text:s/>e</text:span><text:span text:style-name="T205">Δ/θk<text:s/></text:span><text:span text:style-name="T206">≥<text:s/></text:span><text:span text:style-name="T207">unif</text:span><text:span text:style-name="T208">([0,1])</text:span><text:span text:style-name="T209"><text:s/>then</text:span></text:p>
      <text:p text:style-name="P210"><text:span text:style-name="T211">9</text:span><text:span text:style-name="T212"><text:tab/></text:span><text:span text:style-name="T213"><text:tab/></text:span><text:span text:style-name="T214"><text:tab/></text:span><text:span text:style-name="T215"><text:tab/></text:span><text:span text:style-name="T216">S</text:span><text:span text:style-name="T217"><text:s/></text:span><text:span text:style-name="T218">←<text:s/></text:span><text:span text:style-name="T219">S</text:span><text:span text:style-name="T220">’</text:span></text:p>
      <text:p text:style-name="P221"><text:span text:style-name="T222">10</text:span><text:span text:style-name="T223"><text:tab/></text:span><text:span text:style-name="T224"><text:tab/></text:span><text:span text:style-name="T225"><text:tab/></text:span><text:span text:style-name="T226"><text:tab/></text:span><text:span text:style-name="T227">if</text:span><text:span text:style-name="T228"><text:s/></text:span><text:span text:style-name="T229">somme</text:span><text:span text:style-name="T230">(</text:span><text:span text:style-name="T231">S</text:span><text:span text:style-name="T232">) &gt;<text:s/></text:span><text:span text:style-name="T233">somme</text:span><text:span text:style-name="T234">(</text:span><text:span text:style-name="T235">S</text:span><text:span text:style-name="T236">meilleur</text:span><text:span text:style-name="T237">)<text:s/></text:span><text:span text:style-name="T238">then</text:span></text:p>
      <text:p text:style-name="P239"><text:span text:style-name="T240">11</text:span><text:span text:style-name="T241"><text:tab/></text:span><text:span text:style-name="T242"><text:tab/></text:span><text:span text:style-name="T243"><text:tab/></text:span><text:span text:style-name="T244"><text:tab/></text:span><text:span text:style-name="T245"><text:tab/></text:span><text:span text:style-name="T246">S</text:span><text:span text:style-name="T247">meilleur<text:s/></text:span><text:span text:style-name="T248">←<text:s/></text:span><text:span text:style-name="T249">S</text:span></text:p>
      <text:p text:style-name="P250"><text:span text:style-name="T251">12</text:span><text:span text:style-name="T252"><text:tab/></text:span><text:span text:style-name="T253"><text:tab/></text:span><text:span text:style-name="T254"><text:tab/></text:span><text:span text:style-name="T255"><text:tab/></text:span><text:span text:style-name="T256">end</text:span><text:span text:style-name="T257"><text:s/></text:span><text:span text:style-name="T258">if</text:span></text:p>
      <text:p text:style-name="P259"><text:span text:style-name="T260">13</text:span><text:span text:style-name="T261"><text:tab/></text:span><text:span text:style-name="T262"><text:tab/></text:span><text:span text:style-name="T263"><text:tab/></text:span><text:span text:style-name="T264">end if</text:span></text:p>
      <text:p text:style-name="P265"><text:span text:style-name="T266">14</text:span><text:span text:style-name="T267"><text:tab/></text:span><text:span text:style-name="T268"><text:tab/></text:span><text:span text:style-name="T269">end for</text:span></text:p>
      <text:p text:style-name="P270"><text:span text:style-name="T271">15</text:span><text:span text:style-name="T272"><text:tab/></text:span><text:span text:style-name="T273"><text:tab/></text:span><text:span text:style-name="T274">θ</text:span><text:span text:style-name="T275">k+1</text:span><text:span text:style-name="T276"><text:s/>← θ</text:span><text:span text:style-name="T277">k<text:s/></text:span><text:span text:style-name="T278">× α</text:span></text:p>
      <text:p text:style-name="P279"><text:span text:style-name="T280">16</text:span><text:span text:style-name="T281"><text:tab/>end for</text:span></text:p>
      <text:p text:style-name="P282"><text:span text:style-name="T283">17</text:span><text:span text:style-name="T284"><text:tab/></text:span><text:span text:style-name="T285">retourner<text:s/></text:span><text:span text:style-name="T286">S</text:span><text:span text:style-name="T287">meilleur</text:span></text:p>
      <text:p text:style-name="P288"/>
      <text:p text:style-name="P289"><text:span text:style-name="T290">1 : La solution courante<text:s/></text:span><text:span text:style-name="T291">S<text:s/></text:span><text:span text:style-name="T292">est égale à une certaine solution initiale valide</text:span><text:span text:style-name="T293"><text:s/></text:span><text:span text:style-name="T294">S</text:span><text:span text:style-name="T295">0</text:span><text:span text:style-name="T296"><text:s/></text:span><text:span text:style-name="T297">(par exemple la solution de votre algorithme glouton).</text:span></text:p>
      <text:p text:style-name="P298">2 : On garde en mémoire la meilleure solution trouvée jusqu’à présent.</text:p>
      <text:p text:style-name="P299"><text:span text:style-name="T300">3 : La température courante<text:s/></text:span><text:span text:style-name="T301">θ</text:span><text:span text:style-name="T302">k <text:s/></text:span><text:span text:style-name="T303">est égale à la température initiale<text:s/></text:span><text:span text:style-name="T304">T.</text:span></text:p>
      <text:p text:style-name="P305"><text:span text:style-name="T306">4 et 5: Pour chacune des<text:s/></text:span><text:span text:style-name="T307">k</text:span><text:span text:style-name="T308">max</text:span><text:span text:style-name="T309"><text:s/></text:span><text:span text:style-name="T310">itérations et pour chacun des<text:s/></text:span><text:span text:style-name="T311">P</text:span><text:span text:style-name="T312"><text:s/>paliers de température.</text:span></text:p>
      <text:p text:style-name="P313"><text:span text:style-name="T314">6 : On génère une nouvelle solution<text:s/></text:span><text:span text:style-name="T315">S’<text:s/></text:span><text:span text:style-name="T316">(voisine de la solution<text:s/></text:span><text:span text:style-name="T317">S</text:span><text:span text:style-name="T318">)</text:span><text:span text:style-name="T319">.</text:span></text:p>
      <text:p text:style-name="P320">7 à 9 : Si la nouvelle solution est meilleure que la solution courante ou si la condition de probabilité est rencontrée, on met à<text:s/>jour la solution courante.</text:p>
      <text:p text:style-name="P321">10 et 11 : On met à jour la meilleure solution si nécessaire.</text:p>
      <text:p text:style-name="P322">15 : On met à jour la température.</text:p>
      <text:p text:style-name="P323">16 : En terminannt l’algorithme retourne la meilleure solution qu’il a pu trouver.</text:p>
      <text:h text:style-name="P324" text:outline-level="1">Jeu de données</text:h>
      <text:p text:style-name="Standard"><text:span text:style-name="T325">Les jeux de données du problème se</text:span><text:span text:style-name="T326"><text:s/>trouvent dans le répertoire /jeux_de_donnees. Les exemplaires sont regroupés par nombre de bâtons<text:s/></text:span><text:span text:style-name="T327">n</text:span><text:span text:style-name="T328"><text:s/>et ordre de grandeur du poids total<text:s/></text:span><text:span text:style-name="T329">m</text:span><text:span text:style-name="T330"><text:s/>: ainsi le fichier "WC-n-m-k.txt" décrit le<text:s/></text:span><text:span text:style-name="T331">k</text:span><text:span text:style-name="T332">ième</text:span><text:span text:style-name="T333"><text:s/>exemplaire du groupe (notez qu’il y a également des instances “PR-n</text:span><text:span text:style-name="T334">-m-k.txt” qui sont plus difficiles).</text:span></text:p>
      <text:p text:style-name="P335"/>
      <text:p text:style-name="P336">La structure des fichiers d'exemplaires est :</text:p>
      <text:p text:style-name="Standard"><text:span text:style-name="T337">Sur la première ligne : nombre de bâtons<text:s/></text:span><text:span text:style-name="T338">n</text:span></text:p>
      <text:p text:style-name="Standard"><text:span text:style-name="T339">Une ligne pour chaque bâton :<text:s/></text:span><text:span text:style-name="T340">i</text:span><text:span text:style-name="T341"><text:s/>&lt;espace&gt;<text:s/></text:span><text:span text:style-name="T342">p</text:span><text:span text:style-name="T343">i</text:span></text:p>
      <text:p text:style-name="Standard"><text:span text:style-name="T344">Sur la dernière ligne : poids total limite<text:s/></text:span><text:span text:style-name="T345">P</text:span></text:p>
      <text:p text:style-name="P346"/>
      <text:h text:style-name="P347" text:outline-level="1">Présentation des résultats</text:h>
      <table:table table:style-name="Table348">
        <table:table-columns>
          <table:table-column table:style-name="TableColumn349"/>
          <table:table-column table:style-name="TableColumn350"/>
        </table:table-columns>
        <table:table-row table:style-name="TableRow351">
          <table:table-cell table:style-name="TableCell352">
            <text:p text:style-name="P353">0</text:p>
          </table:table-cell>
          <table:table-cell table:style-name="TableCell354">
            <text:p text:style-name="P355"><text:s/>/ 4 pt</text:p>
          </table:table-cell>
        </table:table-row>
      </table:table>
      <text:p text:style-name="Standard"/>
      <text:h text:style-name="Titre3" text:outline-level="3">Tableau des résulats</text:h>
      <text:p text:style-name="P356">Exécutez chacun des quatre algorithmes en notant leur temps d'exécution et le poids total, mais ne rapportez dans un tableau que le temps moyen et l'écart relatif moyen au poids total limite de chacune des séries de dix exemplaires. Pour le recuit simulé, exécutez chaque exemplaire cinq fois et utilisez la médiane de ces exécutions.</text:p>
      <text:p text:style-name="P357"/>
      <text:h text:style-name="P358" text:outline-level="3">Graphiques pour analyse hybride</text:h>
      <text:p text:style-name="P359">Voir questions plus bas.</text:p>
      <text:h text:style-name="P360" text:outline-level="1">Analyse et discussion</text:h>
      <table:table table:style-name="Table361">
        <table:table-columns>
          <table:table-column table:style-name="TableColumn362"/>
          <table:table-column table:style-name="TableColumn363"/>
        </table:table-columns>
        <table:table-row table:style-name="TableRow364">
          <table:table-cell table:style-name="TableCell365">
            <text:p text:style-name="P366">0</text:p>
          </table:table-cell>
          <table:table-cell table:style-name="TableCell367">
            <text:p text:style-name="P368"><text:s/>/ 6 pt</text:p>
          </table:table-cell>
        </table:table-row>
      </table:table>
      <text:h text:style-name="P369" text:outline-level="3">Donnez une brève description de votre algorithme glouton.</text:h>
      <text:p text:style-name="P370">Soyez<text:s/>concis, seulement une ou deux phrases suffisent.</text:p>
      <text:h text:style-name="P371" text:outline-level="3"><text:span text:style-name="T372">Discutez du choix de votre combinaison de paramètres (</text:span><text:span text:style-name="T373">T, k</text:span><text:span text:style-name="T374">max</text:span><text:span text:style-name="T375">, P,<text:s/></text:span><text:span text:style-name="T376">α</text:span><text:span text:style-name="T377">) pour le recuit simulé.</text:span></text:h>
      <text:p text:style-name="P378">Discutez brièvement des différentes combinaisons que vous avez essayées et de vos hypothèses sur l’impact de ces différents paramètres.</text:p>
      <text:h text:style-name="P379" text:outline-level="3">Tentez une analyse asymptotique du temps de calcul pour chaque algorithme.</text:h>
      <text:p text:style-name="P380">Si vous préférez écrire vos équations en Latex, vous pouvez ajouter<text:s/>un pdf à la remise avec la réponse à cette question et le mentionner ici.</text:p>
      <text:h text:style-name="P381" text:outline-level="3">Servez-vous de vos temps d'exécution pour confirmer et/ou préciser l'analyse asymptotique théorique de vos algorithmes avec la méthode hybride de votre choix.</text:h>
      <text:p text:style-name="P382">La méthode peut varier<text:s/>d'un algorithme à l'autre. Justifiez les choix ici et mettez les graphiques dans la section précédente.</text:p>
      <text:h text:style-name="P383" text:outline-level="3">Discutez des quatre algorithmes en fonction de la qualité respective des solutions obtenues, de la consommation de ressources (temps de calcul, espace<text:s/>mémoire) et de la difficulté d'implantation.</text:h>
      <text:p text:style-name="P384"/>
      <text:h text:style-name="P385" text:outline-level="3">Indiquez sous quelles conditions vous utiliseriez chacun des algorithmes.</text:h>
      <text:p text:style-name="P386"/>
      <text:h text:style-name="P387" text:outline-level="1">Autres critères de correction</text:h>
      <text:h text:style-name="P388" text:outline-level="3">Respect de l’interface tp.sh</text:h>
      <table:table table:style-name="Table389">
        <table:table-columns>
          <table:table-column table:style-name="TableColumn390"/>
          <table:table-column table:style-name="TableColumn391"/>
        </table:table-columns>
        <table:table-row table:style-name="TableRow392">
          <table:table-cell table:style-name="TableCell393">
            <text:p text:style-name="P394">0</text:p>
          </table:table-cell>
          <table:table-cell table:style-name="TableCell395">
            <text:p text:style-name="P396"><text:s/>/ 1 pt</text:p>
          </table:table-cell>
        </table:table-row>
      </table:table>
      <text:p text:style-name="Standard"/>
      <text:p text:style-name="Standard">Utilisation :</text:p>
      <text:p text:style-name="P397"><text:tab/>tp.sh -a [glouton | progdyn1 | progdyn2 | recuit]<text:s/>-e [path_vers_exemplaire]</text:p>
      <text:p text:style-name="P398"/>
      <text:p text:style-name="P399">Arguments optionnels :</text:p>
      <text:p text:style-name="P400"><text:tab/>-p<text:s/><text:tab/>affiche la solution (rangs des bâtons utilisés) sur une ligne, avec chaque bâton séparé par un espace</text:p>
      <text:p text:style-name="P401"><text:tab/>-t<text:tab/>affiche le temps d’exécution en ms, sans unité ni texte superflu</text:p>
      <text:p text:style-name="P402"/>
      <text:p text:style-name="P403">Important : l’option -e doit<text:s/>accepter des fichiers avec des paths absolus.</text:p>
      <text:p text:style-name="P404"/>
      <text:h text:style-name="Titre3" text:outline-level="3">Qualité du code</text:h>
      <table:table table:style-name="Table405">
        <table:table-columns>
          <table:table-column table:style-name="TableColumn406"/>
          <table:table-column table:style-name="TableColumn407"/>
        </table:table-columns>
        <table:table-row table:style-name="TableRow408">
          <table:table-cell table:style-name="TableCell409">
            <text:p text:style-name="P410">0</text:p>
          </table:table-cell>
          <table:table-cell table:style-name="TableCell411">
            <text:p text:style-name="P412"><text:s/>/ 1 pt</text:p>
          </table:table-cell>
        </table:table-row>
      </table:table>
      <text:p text:style-name="Standard"/>
      <text:h text:style-name="P413" text:outline-level="3">Présentation générale (concision, qualité du français, etc.)</text:h>
      <table:table table:style-name="Table414">
        <table:table-columns>
          <table:table-column table:style-name="TableColumn415"/>
          <table:table-column table:style-name="TableColumn416"/>
        </table:table-columns>
        <table:table-row table:style-name="TableRow417">
          <table:table-cell table:style-name="TableCell418">
            <text:p text:style-name="P419">0</text:p>
          </table:table-cell>
          <table:table-cell table:style-name="TableCell420">
            <text:p text:style-name="P421"><text:s/>/ 1 pt</text:p>
          </table:table-cell>
        </table:table-row>
      </table:table>
      <text:p text:style-name="P422"/>
      <text:h text:style-name="Titre3" text:outline-level="3">Pénalités</text:h>
      <table:table table:style-name="Table423">
        <table:table-columns>
          <table:table-column table:style-name="TableColumn424"/>
        </table:table-columns>
        <table:table-row table:style-name="TableRow425">
          <table:table-cell table:style-name="TableCell426">
            <text:p text:style-name="P427">0</text:p>
          </table:table-cell>
        </table:table-row>
      </table:table>
      <text:p text:style-name="Textbody"/>
      <text:list text:style-name="LFO3" text:continue-numbering="true">
        <text:list-item>
          <text:p text:style-name="P428">Retard : -1 pt / journée de retard, arrondi vers le haut. Les TPs ne sont plus acceptés après<text:s/>3 jours.</text:p>
        </text:list-item>
        <text:list-item>
          <text:p text:style-name="P429"><text:span text:style-name="T430">Autres : Le correcteur peut attribuer d’autres pénalités (par exemple si les exécutables sont manquants, fichier<text:s/></text:span><text:span text:style-name="T431">emails.txt</text:span><text:span text:style-name="T432"><text:s/>manquant, etc.</text:span><text:span text:style-name="T433">)</text:span></text:p>
        </text:list-item>
      </text:list>
      <text:p text:style-name="P434"/>
      <text:h text:style-name="P435" text:outline-level="1">Fichiers fournis</text:h>
      <text:p text:style-name="P436">Outre le présent rapport que vous devez compléter, les autres fichiers fournis sont les<text:s/>suivants :</text:p>
      <text:h text:style-name="P437" text:outline-level="3"><text:span text:style-name="T438">Le répertoire “</text:span><text:span text:style-name="T439">jeux_de_donnees</text:span><text:span text:style-name="T440">”</text:span></text:h>
      <text:p text:style-name="P441">Ce répertoire contient les jeux de données nécessaires au TP.</text:p>
      <text:h text:style-name="P442" text:outline-level="3"><text:span text:style-name="T443">Le répertoire “</text:span><text:span text:style-name="T444">exemple”</text:span></text:h>
      <text:p text:style-name="P445"><text:span text:style-name="T446">Ce répertoire est<text:s/></text:span><text:span text:style-name="T447">fourni à titre d’exemple</text:span><text:span text:style-name="T448"><text:s/>et vous êtes libres de vous en servir, de le modifier, ou de vous en inspirer. Il in</text:span><text:span text:style-name="T449">clut un script<text:s/></text:span><text:span text:style-name="T450">tp.sh</text:span><text:span text:style-name="T451"><text:s/>fonctionnel (avec des implantations bidon des algorithmes pour les besoins de l’exemple).</text:span></text:p>
      <text:h text:style-name="P452" text:outline-level="3"><text:span text:style-name="T453">Le répertoire “</text:span><text:span text:style-name="T454">verification”</text:span></text:h>
      <text:p text:style-name="P455"><text:span text:style-name="T456">Ce répertoire comporte trois exemplaires vous permettant d’avoir une idée si vos algorithmes de<text:s/></text:span><text:span text:style-name="T457">programmation dynami</text:span><text:span text:style-name="T458">que</text:span><text:span text:style-name="T459"><text:s/>fonctionnent correctement. Les solutions optimales pour chacun des exemplaires sont respectivement : 57, 97, et 100 (poids maximal atteint).<text:s/></text:span><text:span text:style-name="T460">Notez que ce n’est pas une méthode parfaite de validation : si un de vos algorithmes de programmation dynamique</text:span><text:span text:style-name="T461"><text:s/>donne une mauvaise réponse pour un des exemplaires vous avez la preuve qu’il a été mal implanté, mais s’il donne une bonne réponse pour chaque exemplaire ce n’est<text:s/></text:span><text:span text:style-name="T462">pas</text:span><text:span text:style-name="T463"><text:s/>nécessairement une preuve qu’il a été bien implanté.</text:span></text:p>
      <text:h text:style-name="P464" text:outline-level="1">Notes techniques</text:h>
      <text:list text:style-name="LFO4" text:continue-numbering="true">
        <text:list-item>
          <text:p text:style-name="P465"><text:span text:style-name="T466">La commande<text:s/></text:span><text:span text:style-name="T467">chmod +x mon_script.sh</text:span><text:span text:style-name="T468"><text:s/>rendra le script<text:s/></text:span><text:span text:style-name="T469">mon_script.sh</text:span><text:span text:style-name="T470"><text:s/>exécutable.<text:s/></text:span>Pour l’exécuter il s’agira de faire<text:s/><text:span text:style-name="T471">./mon_script.sh</text:span></text:p>
        </text:list-item>
        <text:list-item>
          <text:p text:style-name="P472"><text:span text:style-name="T473">Le guide “guide bash” sur le site Moodle du cours n’est</text:span><text:span text:style-name="T474"><text:s/>pas spécialement adapté au présent TP, 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atiou soule</dc:creator>
    <meta:creation-date>2018-01-08T17:34:00Z</meta:creation-date>
    <dc:date>2018-11-09T05:03:00Z</dc:date>
    <meta:template xlink:href="Normal" xlink:type="simple"/>
    <meta:editing-cycles>119</meta:editing-cycles>
    <meta:editing-duration>PT49800S</meta:editing-duration>
    <meta:document-statistic meta:page-count="1" meta:paragraph-count="19" meta:word-count="1467" meta:character-count="9814" meta:row-count="69" meta:non-whitespace-character-count="8366"/>
  </office:meta>
</office:document-meta>
</file>